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5.9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wardlist_10_04_2021unfinished" table:style-name="ta1">
        <table:shapes>
          <draw:frame draw:z-index="0" draw:style-name="gr1" draw:text-style-name="P1" svg:width="982.01pt" svg:height="427.69pt" svg:x="437.58pt" svg:y="27.1pt">
            <draw:object draw:notify-on-update-of-ranges="rewardlist_10_04_2021unfinished.A2:rewardlist_10_04_2021unfinished.A2 rewardlist_10_04_2021unfinished.A3:rewardlist_10_04_2021unfinished.A6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64.83pt" svg:height="207.81pt" svg:x="523.47pt" svg:y="568.46pt">
            <draw:object draw:notify-on-update-of-ranges="rewardlist_10_04_2021unfinished.C3:rewardlist_10_04_2021unfinished.C6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wardlist</text:p>
          </table:table-cell>
          <table:table-cell table:number-columns-repeated="2"/>
        </table:table-row>
        <table:table-row table:style-name="ro1">
          <table:table-cell office:value-type="float" office:value="-1.64779737181664" calcext:value-type="float">
            <text:p>-1.64779737181664</text:p>
          </table:table-cell>
          <table:table-cell/>
          <table:table-cell table:formula="of:=AVERAGE([.$A$3:.A3])" office:value-type="float" office:value="-1.64779737181664" calcext:value-type="float">
            <text:p>-1.64779737181664</text:p>
          </table:table-cell>
        </table:table-row>
        <table:table-row table:style-name="ro1">
          <table:table-cell office:value-type="float" office:value="-1.84761735804975" calcext:value-type="float">
            <text:p>-1.84761735804975</text:p>
          </table:table-cell>
          <table:table-cell/>
          <table:table-cell table:formula="of:=AVERAGE([.$A$3:.A4])" office:value-type="float" office:value="-1.7477073649332" calcext:value-type="float">
            <text:p>-1.7477073649332</text:p>
          </table:table-cell>
        </table:table-row>
        <table:table-row table:style-name="ro1">
          <table:table-cell office:value-type="float" office:value="-1.81128197151124" calcext:value-type="float">
            <text:p>-1.81128197151124</text:p>
          </table:table-cell>
          <table:table-cell/>
          <table:table-cell table:formula="of:=AVERAGE([.$A$3:.A5])" office:value-type="float" office:value="-1.76889890045921" calcext:value-type="float">
            <text:p>-1.76889890045921</text:p>
          </table:table-cell>
        </table:table-row>
        <table:table-row table:style-name="ro1">
          <table:table-cell office:value-type="float" office:value="-1.69802721868157" calcext:value-type="float">
            <text:p>-1.69802721868157</text:p>
          </table:table-cell>
          <table:table-cell/>
          <table:table-cell table:formula="of:=AVERAGE([.$A$3:.A6])" office:value-type="float" office:value="-1.7511809800148" calcext:value-type="float">
            <text:p>-1.7511809800148</text:p>
          </table:table-cell>
        </table:table-row>
        <table:table-row table:style-name="ro1">
          <table:table-cell office:value-type="float" office:value="-1.87990596248507" calcext:value-type="float">
            <text:p>-1.87990596248507</text:p>
          </table:table-cell>
          <table:table-cell/>
          <table:table-cell table:formula="of:=AVERAGE([.$A$3:.A7])" office:value-type="float" office:value="-1.77692597650885" calcext:value-type="float">
            <text:p>-1.77692597650885</text:p>
          </table:table-cell>
        </table:table-row>
        <table:table-row table:style-name="ro1">
          <table:table-cell office:value-type="float" office:value="-1.76162822496891" calcext:value-type="float">
            <text:p>-1.76162822496891</text:p>
          </table:table-cell>
          <table:table-cell/>
          <table:table-cell table:formula="of:=AVERAGE([.$A$3:.A8])" office:value-type="float" office:value="-1.7743763512522" calcext:value-type="float">
            <text:p>-1.7743763512522</text:p>
          </table:table-cell>
        </table:table-row>
        <table:table-row table:style-name="ro1">
          <table:table-cell office:value-type="float" office:value="-1.86519487115145" calcext:value-type="float">
            <text:p>-1.86519487115145</text:p>
          </table:table-cell>
          <table:table-cell/>
          <table:table-cell table:formula="of:=AVERAGE([.$A$3:.A9])" office:value-type="float" office:value="-1.78735042552352" calcext:value-type="float">
            <text:p>-1.78735042552352</text:p>
          </table:table-cell>
        </table:table-row>
        <table:table-row table:style-name="ro1">
          <table:table-cell office:value-type="float" office:value="-1.84308247465491" calcext:value-type="float">
            <text:p>-1.84308247465491</text:p>
          </table:table-cell>
          <table:table-cell/>
          <table:table-cell table:formula="of:=AVERAGE([.$A$3:.A10])" office:value-type="float" office:value="-1.79431693166494" calcext:value-type="float">
            <text:p>-1.79431693166494</text:p>
          </table:table-cell>
        </table:table-row>
        <table:table-row table:style-name="ro1">
          <table:table-cell office:value-type="float" office:value="-1.70987892816961" calcext:value-type="float">
            <text:p>-1.70987892816961</text:p>
          </table:table-cell>
          <table:table-cell/>
          <table:table-cell table:formula="of:=AVERAGE([.$A$3:.A11])" office:value-type="float" office:value="-1.78493493127657" calcext:value-type="float">
            <text:p>-1.78493493127657</text:p>
          </table:table-cell>
        </table:table-row>
        <table:table-row table:style-name="ro1">
          <table:table-cell office:value-type="float" office:value="-1.89046115291715" calcext:value-type="float">
            <text:p>-1.89046115291715</text:p>
          </table:table-cell>
          <table:table-cell/>
          <table:table-cell table:formula="of:=AVERAGE([.$A$3:.A12])" office:value-type="float" office:value="-1.79548755344063" calcext:value-type="float">
            <text:p>-1.79548755344063</text:p>
          </table:table-cell>
        </table:table-row>
        <table:table-row table:style-name="ro1">
          <table:table-cell office:value-type="float" office:value="-1.85027140882313" calcext:value-type="float">
            <text:p>-1.85027140882313</text:p>
          </table:table-cell>
          <table:table-cell/>
          <table:table-cell table:formula="of:=AVERAGE([.$A$3:.A13])" office:value-type="float" office:value="-1.80046790392995" calcext:value-type="float">
            <text:p>-1.80046790392995</text:p>
          </table:table-cell>
        </table:table-row>
        <table:table-row table:style-name="ro1">
          <table:table-cell office:value-type="float" office:value="-1.8330435452044" calcext:value-type="float">
            <text:p>-1.8330435452044</text:p>
          </table:table-cell>
          <table:table-cell/>
          <table:table-cell table:formula="of:=AVERAGE([.$A$3:.A14])" office:value-type="float" office:value="-1.80318254070282" calcext:value-type="float">
            <text:p>-1.80318254070282</text:p>
          </table:table-cell>
        </table:table-row>
        <table:table-row table:style-name="ro1">
          <table:table-cell office:value-type="float" office:value="-1.83730856490433" calcext:value-type="float">
            <text:p>-1.83730856490433</text:p>
          </table:table-cell>
          <table:table-cell/>
          <table:table-cell table:formula="of:=AVERAGE([.$A$3:.A15])" office:value-type="float" office:value="-1.80580761948755" calcext:value-type="float">
            <text:p>-1.80580761948755</text:p>
          </table:table-cell>
        </table:table-row>
        <table:table-row table:style-name="ro1">
          <table:table-cell office:value-type="float" office:value="-1.94949676947892" calcext:value-type="float">
            <text:p>-1.94949676947892</text:p>
          </table:table-cell>
          <table:table-cell/>
          <table:table-cell table:formula="of:=AVERAGE([.$A$3:.A16])" office:value-type="float" office:value="-1.81607113020122" calcext:value-type="float">
            <text:p>-1.81607113020122</text:p>
          </table:table-cell>
        </table:table-row>
        <table:table-row table:style-name="ro1">
          <table:table-cell office:value-type="float" office:value="-1.8230797082603" calcext:value-type="float">
            <text:p>-1.8230797082603</text:p>
          </table:table-cell>
          <table:table-cell/>
          <table:table-cell table:formula="of:=AVERAGE([.$A$3:.A17])" office:value-type="float" office:value="-1.81653836873849" calcext:value-type="float">
            <text:p>-1.81653836873849</text:p>
          </table:table-cell>
        </table:table-row>
        <table:table-row table:style-name="ro1">
          <table:table-cell office:value-type="float" office:value="-1.80093445879221" calcext:value-type="float">
            <text:p>-1.80093445879221</text:p>
          </table:table-cell>
          <table:table-cell/>
          <table:table-cell table:formula="of:=AVERAGE([.$A$3:.A18])" office:value-type="float" office:value="-1.81556312436685" calcext:value-type="float">
            <text:p>-1.81556312436685</text:p>
          </table:table-cell>
        </table:table-row>
        <table:table-row table:style-name="ro1">
          <table:table-cell office:value-type="float" office:value="-1.82221145115495" calcext:value-type="float">
            <text:p>-1.82221145115495</text:p>
          </table:table-cell>
          <table:table-cell/>
          <table:table-cell table:formula="of:=AVERAGE([.$A$3:.A19])" office:value-type="float" office:value="-1.81595420241321" calcext:value-type="float">
            <text:p>-1.81595420241321</text:p>
          </table:table-cell>
        </table:table-row>
        <table:table-row table:style-name="ro1">
          <table:table-cell office:value-type="float" office:value="-1.89033795427382" calcext:value-type="float">
            <text:p>-1.89033795427382</text:p>
          </table:table-cell>
          <table:table-cell/>
          <table:table-cell table:formula="of:=AVERAGE([.$A$3:.A20])" office:value-type="float" office:value="-1.82008663307213" calcext:value-type="float">
            <text:p>-1.82008663307213</text:p>
          </table:table-cell>
        </table:table-row>
        <table:table-row table:style-name="ro1">
          <table:table-cell office:value-type="float" office:value="-1.85623774312139" calcext:value-type="float">
            <text:p>-1.85623774312139</text:p>
          </table:table-cell>
          <table:table-cell/>
          <table:table-cell table:formula="of:=AVERAGE([.$A$3:.A21])" office:value-type="float" office:value="-1.82198932307472" calcext:value-type="float">
            <text:p>-1.82198932307472</text:p>
          </table:table-cell>
        </table:table-row>
        <table:table-row table:style-name="ro1">
          <table:table-cell office:value-type="float" office:value="-1.69705101609826" calcext:value-type="float">
            <text:p>-1.69705101609826</text:p>
          </table:table-cell>
          <table:table-cell/>
          <table:table-cell table:formula="of:=AVERAGE([.$A$3:.A22])" office:value-type="float" office:value="-1.8157424077259" calcext:value-type="float">
            <text:p>-1.8157424077259</text:p>
          </table:table-cell>
        </table:table-row>
        <table:table-row table:style-name="ro1">
          <table:table-cell office:value-type="float" office:value="-1.84474624300003" calcext:value-type="float">
            <text:p>-1.84474624300003</text:p>
          </table:table-cell>
          <table:table-cell/>
          <table:table-cell table:formula="of:=AVERAGE([.$A$3:.A23])" office:value-type="float" office:value="-1.81712354273895" calcext:value-type="float">
            <text:p>-1.81712354273895</text:p>
          </table:table-cell>
        </table:table-row>
        <table:table-row table:style-name="ro1">
          <table:table-cell office:value-type="float" office:value="-1.77376035803557" calcext:value-type="float">
            <text:p>-1.77376035803557</text:p>
          </table:table-cell>
          <table:table-cell/>
          <table:table-cell table:formula="of:=AVERAGE([.$A$3:.A24])" office:value-type="float" office:value="-1.8151524888888" calcext:value-type="float">
            <text:p>-1.8151524888888</text:p>
          </table:table-cell>
        </table:table-row>
        <table:table-row table:style-name="ro1">
          <table:table-cell office:value-type="float" office:value="-1.81585440115929" calcext:value-type="float">
            <text:p>-1.81585440115929</text:p>
          </table:table-cell>
          <table:table-cell/>
          <table:table-cell table:formula="of:=AVERAGE([.$A$3:.A25])" office:value-type="float" office:value="-1.8151830068136" calcext:value-type="float">
            <text:p>-1.8151830068136</text:p>
          </table:table-cell>
        </table:table-row>
        <table:table-row table:style-name="ro1">
          <table:table-cell office:value-type="float" office:value="-1.79759401557744" calcext:value-type="float">
            <text:p>-1.79759401557744</text:p>
          </table:table-cell>
          <table:table-cell/>
          <table:table-cell table:formula="of:=AVERAGE([.$A$3:.A26])" office:value-type="float" office:value="-1.81445013217876" calcext:value-type="float">
            <text:p>-1.81445013217876</text:p>
          </table:table-cell>
        </table:table-row>
        <table:table-row table:style-name="ro1">
          <table:table-cell office:value-type="float" office:value="-1.86019300623238" calcext:value-type="float">
            <text:p>-1.86019300623238</text:p>
          </table:table-cell>
          <table:table-cell/>
          <table:table-cell table:formula="of:=AVERAGE([.$A$3:.A27])" office:value-type="float" office:value="-1.81627984714091" calcext:value-type="float">
            <text:p>-1.81627984714091</text:p>
          </table:table-cell>
        </table:table-row>
        <table:table-row table:style-name="ro1">
          <table:table-cell office:value-type="float" office:value="-1.81575584224463" calcext:value-type="float">
            <text:p>-1.81575584224463</text:p>
          </table:table-cell>
          <table:table-cell/>
          <table:table-cell table:formula="of:=AVERAGE([.$A$3:.A28])" office:value-type="float" office:value="-1.81625969310644" calcext:value-type="float">
            <text:p>-1.81625969310644</text:p>
          </table:table-cell>
        </table:table-row>
        <table:table-row table:style-name="ro1">
          <table:table-cell office:value-type="float" office:value="-1.83906854552329" calcext:value-type="float">
            <text:p>-1.83906854552329</text:p>
          </table:table-cell>
          <table:table-cell/>
          <table:table-cell table:formula="of:=AVERAGE([.$A$3:.A29])" office:value-type="float" office:value="-1.81710446541817" calcext:value-type="float">
            <text:p>-1.81710446541817</text:p>
          </table:table-cell>
        </table:table-row>
        <table:table-row table:style-name="ro1">
          <table:table-cell office:value-type="float" office:value="-1.91372457673848" calcext:value-type="float">
            <text:p>-1.91372457673848</text:p>
          </table:table-cell>
          <table:table-cell/>
          <table:table-cell table:formula="of:=AVERAGE([.$A$3:.A30])" office:value-type="float" office:value="-1.82055518367961" calcext:value-type="float">
            <text:p>-1.82055518367961</text:p>
          </table:table-cell>
        </table:table-row>
        <table:table-row table:style-name="ro1">
          <table:table-cell office:value-type="float" office:value="-1.75184390604794" calcext:value-type="float">
            <text:p>-1.75184390604794</text:p>
          </table:table-cell>
          <table:table-cell/>
          <table:table-cell table:formula="of:=AVERAGE([.$A$3:.A31])" office:value-type="float" office:value="-1.81818582927852" calcext:value-type="float">
            <text:p>-1.81818582927852</text:p>
          </table:table-cell>
        </table:table-row>
        <table:table-row table:style-name="ro1">
          <table:table-cell office:value-type="float" office:value="-1.96155263671875" calcext:value-type="float">
            <text:p>-1.96155263671875</text:p>
          </table:table-cell>
          <table:table-cell/>
          <table:table-cell table:formula="of:=AVERAGE([.$A$3:.A32])" office:value-type="float" office:value="-1.82296472285986" calcext:value-type="float">
            <text:p>-1.82296472285986</text:p>
          </table:table-cell>
        </table:table-row>
        <table:table-row table:style-name="ro1">
          <table:table-cell office:value-type="float" office:value="-1.90213569102287" calcext:value-type="float">
            <text:p>-1.90213569102287</text:p>
          </table:table-cell>
          <table:table-cell/>
          <table:table-cell table:formula="of:=AVERAGE([.$A$3:.A33])" office:value-type="float" office:value="-1.82551862505867" calcext:value-type="float">
            <text:p>-1.82551862505867</text:p>
          </table:table-cell>
        </table:table-row>
        <table:table-row table:style-name="ro1">
          <table:table-cell office:value-type="float" office:value="-1.86225453019738" calcext:value-type="float">
            <text:p>-1.86225453019738</text:p>
          </table:table-cell>
          <table:table-cell/>
          <table:table-cell table:formula="of:=AVERAGE([.$A$3:.A34])" office:value-type="float" office:value="-1.82666662209425" calcext:value-type="float">
            <text:p>-1.82666662209425</text:p>
          </table:table-cell>
        </table:table-row>
        <table:table-row table:style-name="ro1">
          <table:table-cell office:value-type="float" office:value="-1.66549691024125" calcext:value-type="float">
            <text:p>-1.66549691024125</text:p>
          </table:table-cell>
          <table:table-cell/>
          <table:table-cell table:formula="of:=AVERAGE([.$A$3:.A35])" office:value-type="float" office:value="-1.82178269143204" calcext:value-type="float">
            <text:p>-1.82178269143204</text:p>
          </table:table-cell>
        </table:table-row>
        <table:table-row table:style-name="ro1">
          <table:table-cell office:value-type="float" office:value="-1.52626601679623" calcext:value-type="float">
            <text:p>-1.52626601679623</text:p>
          </table:table-cell>
          <table:table-cell/>
          <table:table-cell table:formula="of:=AVERAGE([.$A$3:.A36])" office:value-type="float" office:value="-1.81309102453099" calcext:value-type="float">
            <text:p>-1.813091024530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3:.A37])" office:value-type="float" office:value="-1.70414556668724" calcext:value-type="float">
            <text:p>-1.704145566687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3:.A38])" office:value-type="float" office:value="-1.60125263427926" calcext:value-type="float">
            <text:p>-1.60125263427926</text:p>
          </table:table-cell>
        </table:table-row>
        <table:table-row table:style-name="ro1">
          <table:table-cell office:value-type="float" office:value="-1.62904536498189" calcext:value-type="float">
            <text:p>-1.62904536498189</text:p>
          </table:table-cell>
          <table:table-cell/>
          <table:table-cell table:formula="of:=AVERAGE([.$A$3:.A39])" office:value-type="float" office:value="-1.60200378916312" calcext:value-type="float">
            <text:p>-1.602003789163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3:.A40])" office:value-type="float" office:value="-1.50721421576409" calcext:value-type="float">
            <text:p>-1.507214215764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3:.A41])" office:value-type="float" office:value="-1.41728564612911" calcext:value-type="float">
            <text:p>-1.41728564612911</text:p>
          </table:table-cell>
        </table:table-row>
        <table:table-row table:style-name="ro1">
          <table:table-cell office:value-type="float" office:value="-1.5414452629745" calcext:value-type="float">
            <text:p>-1.5414452629745</text:p>
          </table:table-cell>
          <table:table-cell/>
          <table:table-cell table:formula="of:=AVERAGE([.$A$3:.A42])" office:value-type="float" office:value="-1.42038963655025" calcext:value-type="float">
            <text:p>-1.420389636550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3:.A43])" office:value-type="float" office:value="-1.33696549907341" calcext:value-type="float">
            <text:p>-1.336965499073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3:.A44])" office:value-type="float" office:value="-1.25751393957166" calcext:value-type="float">
            <text:p>-1.257513939571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3:.A45])" office:value-type="float" office:value="-1.18175780144209" calcext:value-type="float">
            <text:p>-1.181757801442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3:.A46])" office:value-type="float" office:value="-1.10944512413659" calcext:value-type="float">
            <text:p>-1.109445124136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3:.A47])" office:value-type="float" office:value="-1.04034634360022" calcext:value-type="float">
            <text:p>-1.04034634360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3:.A48])" office:value-type="float" office:value="-0.974251857869781" calcext:value-type="float">
            <text:p>-0.9742518578697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3:.A49])" office:value-type="float" office:value="-0.91096990344702" calcext:value-type="float">
            <text:p>-0.910969903447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3:.A50])" office:value-type="float" office:value="-0.850324697125207" calcext:value-type="float">
            <text:p>-0.8503246971252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3:.A51])" office:value-type="float" office:value="-0.792154805347141" calcext:value-type="float">
            <text:p>-0.7921548053471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:.A52])" office:value-type="float" office:value="-0.717709961024353" calcext:value-type="float">
            <text:p>-0.7177099610243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:.A53])" office:value-type="float" office:value="-0.639187157798848" calcext:value-type="float">
            <text:p>-0.6391871577988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:.A54])" office:value-type="float" office:value="-0.561405893074129" calcext:value-type="float">
            <text:p>-0.5614058930741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:.A55])" office:value-type="float" office:value="-0.485935949835729" calcext:value-type="float">
            <text:p>-0.4859359498357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:.A56])" office:value-type="float" office:value="-0.406754195499299" calcext:value-type="float">
            <text:p>-0.4067541954992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:.A57])" office:value-type="float" office:value="-0.32998627254075" calcext:value-type="float">
            <text:p>-0.329986272540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:.A58])" office:value-type="float" office:value="-0.251104744558067" calcext:value-type="float">
            <text:p>-0.2511047445580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1:.A59])" office:value-type="float" office:value="-0.172674489973274" calcext:value-type="float">
            <text:p>-0.1726744899732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2:.A60])" office:value-type="float" office:value="-0.096962675112669" calcext:value-type="float">
            <text:p>-0.096962675112669</text:p>
          </table:table-cell>
        </table:table-row>
        <table:table-row table:style-name="ro1">
          <table:table-cell office:value-type="float" office:value="-1.65646938298643" calcext:value-type="float">
            <text:p>-1.65646938298643</text:p>
          </table:table-cell>
          <table:table-cell/>
          <table:table-cell table:formula="of:=AVERAGE([.A13:.A61])" office:value-type="float" office:value="-0.092187332869185" calcext:value-type="float">
            <text:p>-0.0921873328691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4:.A62])" office:value-type="float" office:value="-0.0136103653421824" calcext:value-type="float">
            <text:p>-0.0136103653421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5:.A63])" office:value-type="float" office:value="0.0646150131313769" calcext:value-type="float">
            <text:p>0.0646150131313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6:.A64])" office:value-type="float" office:value="0.142927432823302" calcext:value-type="float">
            <text:p>0.1429274328233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7:.A65])" office:value-type="float" office:value="0.223529407710627" calcext:value-type="float">
            <text:p>0.2235294077106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8:.A66])" office:value-type="float" office:value="0.301551442573082" calcext:value-type="float">
            <text:p>0.3015514425730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9:.A67])" office:value-type="float" office:value="0.379121533568841" calcext:value-type="float">
            <text:p>0.3791215335688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0:.A68])" office:value-type="float" office:value="0.457125848898534" calcext:value-type="float">
            <text:p>0.4571258488985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1:.A69])" office:value-type="float" office:value="0.536520501026571" calcext:value-type="float">
            <text:p>0.5365205010265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2:.A70])" office:value-type="float" office:value="0.615219230478028" calcext:value-type="float">
            <text:p>0.6152192304780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3:.A71])" office:value-type="float" office:value="0.690669251214728" calcext:value-type="float">
            <text:p>0.6906692512147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4:.A72])" office:value-type="float" office:value="0.769133460255545" calcext:value-type="float">
            <text:p>0.7691334602555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5:.A73])" office:value-type="float" office:value="0.846148977766474" calcext:value-type="float">
            <text:p>0.8461489777664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6:.A74])" office:value-type="float" office:value="0.92402355738197" calcext:value-type="float">
            <text:p>0.924023557381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7:.A75])" office:value-type="float" office:value="1.00152547606722" calcext:value-type="float">
            <text:p>1.00152547606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8:.A76])" office:value-type="float" office:value="1.08030492517401" calcext:value-type="float">
            <text:p>1.080304925174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9:.A77])" office:value-type="float" office:value="1.15817749338308" calcext:value-type="float">
            <text:p>1.15817749338308</text:p>
          </table:table-cell>
        </table:table-row>
        <table:table-row table:style-name="ro1">
          <table:table-cell office:value-type="float" office:value="-1.54820828183293" calcext:value-type="float">
            <text:p>-1.54820828183293</text:p>
          </table:table-cell>
          <table:table-cell/>
          <table:table-cell table:formula="of:=AVERAGE([.A30:.A78])" office:value-type="float" office:value="1.16411341713186" calcext:value-type="float">
            <text:p>1.164113417131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1:.A79])" office:value-type="float" office:value="1.24398534726938" calcext:value-type="float">
            <text:p>1.243985347269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2:.A80])" office:value-type="float" office:value="1.32055359024995" calcext:value-type="float">
            <text:p>1.320553590249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3:.A81])" office:value-type="float" office:value="1.40140160324421" calcext:value-type="float">
            <text:p>1.401401603244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4:.A82])" office:value-type="float" office:value="1.48103702550999" calcext:value-type="float">
            <text:p>1.48103702550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5:.A83])" office:value-type="float" office:value="1.55985854653442" calcext:value-type="float">
            <text:p>1.559858546534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6:.A84])" office:value-type="float" office:value="1.6346646059271" calcext:value-type="float">
            <text:p>1.63466460592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7:.A85])" office:value-type="float" office:value="1.70662921851478" calcext:value-type="float">
            <text:p>1.706629218514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8:.A86])" office:value-type="float" office:value="1.70662921851478" calcext:value-type="float">
            <text:p>1.706629218514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9:.A87])" office:value-type="float" office:value="1.70662921851478" calcext:value-type="float">
            <text:p>1.70662921851478</text:p>
          </table:table-cell>
        </table:table-row>
        <table:table-row table:style-name="ro1">
          <table:table-cell office:value-type="float" office:value="-1.50959430705309" calcext:value-type="float">
            <text:p>-1.50959430705309</text:p>
          </table:table-cell>
          <table:table-cell/>
          <table:table-cell table:formula="of:=AVERAGE([.A40:.A88])" office:value-type="float" office:value="1.70906699520721" calcext:value-type="float">
            <text:p>1.7090669952072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table:formula="of:=AVERAGE([.A41:.A89])" office:value-type="float" office:value="1.62743434214598" calcext:value-type="float">
            <text:p>1.627434342145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2:.A90])" office:value-type="float" office:value="1.62743434214598" calcext:value-type="float">
            <text:p>1.627434342145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3:.A91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4:.A92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5:.A93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6:.A94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7:.A95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8:.A96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9:.A97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0:.A98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1:.A99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2:.A100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3:.A101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4:.A102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5:.A103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6:.A104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7:.A105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8:.A106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9:.A107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0:.A108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1:.A109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2:.A110])" office:value-type="float" office:value="1.77433055941049" calcext:value-type="float">
            <text:p>1.774330559410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3:.A111])" office:value-type="float" office:value="1.77433055941049" calcext:value-type="float">
            <text:p>1.774330559410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4:.A112])" office:value-type="float" office:value="1.77433055941049" calcext:value-type="float">
            <text:p>1.774330559410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5:.A113])" office:value-type="float" office:value="1.77433055941049" calcext:value-type="float">
            <text:p>1.774330559410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6:.A114])" office:value-type="float" office:value="1.77433055941049" calcext:value-type="float">
            <text:p>1.774330559410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7:.A115])" office:value-type="float" office:value="1.77433055941049" calcext:value-type="float">
            <text:p>1.774330559410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8:.A116])" office:value-type="float" office:value="1.77433055941049" calcext:value-type="float">
            <text:p>1.774330559410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9:.A117])" office:value-type="float" office:value="1.77433055941049" calcext:value-type="float">
            <text:p>1.774330559410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0:.A118])" office:value-type="float" office:value="1.77433055941049" calcext:value-type="float">
            <text:p>1.774330559410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1:.A119])" office:value-type="float" office:value="1.77433055941049" calcext:value-type="float">
            <text:p>1.774330559410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2:.A120])" office:value-type="float" office:value="1.77433055941049" calcext:value-type="float">
            <text:p>1.77433055941049</text:p>
          </table:table-cell>
        </table:table-row>
        <table:table-row table:style-name="ro1">
          <table:table-cell office:value-type="float" office:value="-1.58918884388506" calcext:value-type="float">
            <text:p>-1.58918884388506</text:p>
          </table:table-cell>
          <table:table-cell/>
          <table:table-cell table:formula="of:=AVERAGE([.A73:.A121])" office:value-type="float" office:value="1.70108180749447" calcext:value-type="float">
            <text:p>1.70108180749447</text:p>
          </table:table-cell>
        </table:table-row>
        <table:table-row table:style-name="ro1">
          <table:table-cell office:value-type="float" office:value="-1.84977509428859" calcext:value-type="float">
            <text:p>-1.84977509428859</text:p>
          </table:table-cell>
          <table:table-cell/>
          <table:table-cell table:formula="of:=AVERAGE([.A74:.A122])" office:value-type="float" office:value="1.62251496883552" calcext:value-type="float">
            <text:p>1.622514968835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5:.A123])" office:value-type="float" office:value="1.62251496883552" calcext:value-type="float">
            <text:p>1.622514968835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6:.A124])" office:value-type="float" office:value="1.62251496883552" calcext:value-type="float">
            <text:p>1.622514968835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7:.A125])" office:value-type="float" office:value="1.62251496883552" calcext:value-type="float">
            <text:p>1.622514968835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8:.A126])" office:value-type="float" office:value="1.62251496883552" calcext:value-type="float">
            <text:p>1.622514968835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9:.A127])" office:value-type="float" office:value="1.69492738275047" calcext:value-type="float">
            <text:p>1.694927382750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0:.A128])" office:value-type="float" office:value="1.69492738275047" calcext:value-type="float">
            <text:p>1.694927382750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1:.A129])" office:value-type="float" office:value="1.69492738275047" calcext:value-type="float">
            <text:p>1.69492738275047</text:p>
          </table:table-cell>
        </table:table-row>
        <table:table-row table:style-name="ro1">
          <table:table-cell office:value-type="float" office:value="-1.59815887843966" calcext:value-type="float">
            <text:p>-1.59815887843966</text:p>
          </table:table-cell>
          <table:table-cell/>
          <table:table-cell table:formula="of:=AVERAGE([.A82:.A130])" office:value-type="float" office:value="1.62149556890477" calcext:value-type="float">
            <text:p>1.621495568904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3:.A131])" office:value-type="float" office:value="1.62149556890477" calcext:value-type="float">
            <text:p>1.62149556890477</text:p>
          </table:table-cell>
        </table:table-row>
        <table:table-row table:style-name="ro1">
          <table:table-cell office:value-type="float" office:value="-1.5137642877996" calcext:value-type="float">
            <text:p>-1.5137642877996</text:p>
          </table:table-cell>
          <table:table-cell/>
          <table:table-cell table:formula="of:=AVERAGE([.A84:.A132])" office:value-type="float" office:value="1.54978609364355" calcext:value-type="float">
            <text:p>1.54978609364355</text:p>
          </table:table-cell>
        </table:table-row>
        <table:table-row table:style-name="ro1">
          <table:table-cell office:value-type="float" office:value="-1.59026829866469" calcext:value-type="float">
            <text:p>-1.59026829866469</text:p>
          </table:table-cell>
          <table:table-cell/>
          <table:table-cell table:formula="of:=AVERAGE([.A85:.A133])" office:value-type="float" office:value="1.47651531203815" calcext:value-type="float">
            <text:p>1.476515312038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6:.A134])" office:value-type="float" office:value="1.47651531203815" calcext:value-type="float">
            <text:p>1.47651531203815</text:p>
          </table:table-cell>
        </table:table-row>
        <table:table-row table:style-name="ro1">
          <table:table-cell office:value-type="float" office:value="-1.51199374729693" calcext:value-type="float">
            <text:p>-1.51199374729693</text:p>
          </table:table-cell>
          <table:table-cell/>
          <table:table-cell table:formula="of:=AVERAGE([.A87:.A135])" office:value-type="float" office:value="1.40484197025658" calcext:value-type="float">
            <text:p>1.404841970256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8:.A136])" office:value-type="float" office:value="1.40484197025658" calcext:value-type="float">
            <text:p>1.40484197025658</text:p>
          </table:table-cell>
        </table:table-row>
        <table:table-row table:style-name="ro1">
          <table:table-cell office:value-type="float" office:value="-1.53301847577095" calcext:value-type="float">
            <text:p>-1.53301847577095</text:p>
          </table:table-cell>
          <table:table-cell/>
          <table:table-cell table:formula="of:=AVERAGE([.A89:.A137])" office:value-type="float" office:value="1.40436392599703" calcext:value-type="float">
            <text:p>1.40436392599703</text:p>
          </table:table-cell>
        </table:table-row>
        <table:table-row table:style-name="ro1">
          <table:table-cell office:value-type="float" office:value="-1.51930353346765" calcext:value-type="float">
            <text:p>-1.51930353346765</text:p>
          </table:table-cell>
          <table:table-cell/>
          <table:table-cell table:formula="of:=AVERAGE([.A90:.A138])" office:value-type="float" office:value="1.41417405796708" calcext:value-type="float">
            <text:p>1.414174057967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1:.A139])" office:value-type="float" office:value="1.41417405796708" calcext:value-type="float">
            <text:p>1.41417405796708</text:p>
          </table:table-cell>
        </table:table-row>
        <table:table-row table:style-name="ro1">
          <table:table-cell office:value-type="float" office:value="-1.52553973146081" calcext:value-type="float">
            <text:p>-1.52553973146081</text:p>
          </table:table-cell>
          <table:table-cell/>
          <table:table-cell table:formula="of:=AVERAGE([.A92:.A140])" office:value-type="float" office:value="1.3422242675291" calcext:value-type="float">
            <text:p>1.34222426752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3:.A141])" office:value-type="float" office:value="1.3422242675291" calcext:value-type="float">
            <text:p>1.34222426752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4:.A142])" office:value-type="float" office:value="1.3422242675291" calcext:value-type="float">
            <text:p>1.34222426752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5:.A143])" office:value-type="float" office:value="1.3422242675291" calcext:value-type="float">
            <text:p>1.34222426752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6:.A144])" office:value-type="float" office:value="1.3422242675291" calcext:value-type="float">
            <text:p>1.34222426752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7:.A145])" office:value-type="float" office:value="1.3422242675291" calcext:value-type="float">
            <text:p>1.34222426752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8:.A146])" office:value-type="float" office:value="1.3422242675291" calcext:value-type="float">
            <text:p>1.3422242675291</text:p>
          </table:table-cell>
        </table:table-row>
        <table:table-row table:style-name="ro1">
          <table:table-cell office:value-type="float" office:value="-1.55659869610369" calcext:value-type="float">
            <text:p>-1.55659869610369</text:p>
          </table:table-cell>
          <table:table-cell/>
          <table:table-cell table:formula="of:=AVERAGE([.A99:.A147])" office:value-type="float" office:value="1.26964062066984" calcext:value-type="float">
            <text:p>1.26964062066984</text:p>
          </table:table-cell>
        </table:table-row>
        <table:table-row table:style-name="ro1">
          <table:table-cell office:value-type="float" office:value="-1.65400306347907" calcext:value-type="float">
            <text:p>-1.65400306347907</text:p>
          </table:table-cell>
          <table:table-cell/>
          <table:table-cell table:formula="of:=AVERAGE([.A100:.A148])" office:value-type="float" office:value="1.19506912957843" calcext:value-type="float">
            <text:p>1.195069129578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1:.A149])" office:value-type="float" office:value="1.19506912957843" calcext:value-type="float">
            <text:p>1.19506912957843</text:p>
          </table:table-cell>
        </table:table-row>
        <table:table-row table:style-name="ro1">
          <table:table-cell office:value-type="float" office:value="-1.51162532468736" calcext:value-type="float">
            <text:p>-1.51162532468736</text:p>
          </table:table-cell>
          <table:table-cell/>
          <table:table-cell table:formula="of:=AVERAGE([.A102:.A150])" office:value-type="float" office:value="1.12340330662563" calcext:value-type="float">
            <text:p>1.123403306625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3:.A151])" office:value-type="float" office:value="1.12340330662563" calcext:value-type="float">
            <text:p>1.12340330662563</text:p>
          </table:table-cell>
        </table:table-row>
        <table:table-row table:style-name="ro1">
          <table:table-cell office:value-type="float" office:value="-1.54153091536462" calcext:value-type="float">
            <text:p>-1.54153091536462</text:p>
          </table:table-cell>
          <table:table-cell/>
          <table:table-cell table:formula="of:=AVERAGE([.A104:.A152])" office:value-type="float" office:value="1.05112716549574" calcext:value-type="float">
            <text:p>1.05112716549574</text:p>
          </table:table-cell>
        </table:table-row>
        <table:table-row table:style-name="ro1">
          <table:table-cell office:value-type="float" office:value="-1.54735762453377" calcext:value-type="float">
            <text:p>-1.54735762453377</text:p>
          </table:table-cell>
          <table:table-cell/>
          <table:table-cell table:formula="of:=AVERAGE([.A105:.A153])" office:value-type="float" office:value="0.978732111933828" calcext:value-type="float">
            <text:p>0.9787321119338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6:.A154])" office:value-type="float" office:value="0.978732111933828" calcext:value-type="float">
            <text:p>0.9787321119338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7:.A155])" office:value-type="float" office:value="0.978732111933828" calcext:value-type="float">
            <text:p>0.9787321119338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8:.A156])" office:value-type="float" office:value="0.978732111933828" calcext:value-type="float">
            <text:p>0.9787321119338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9:.A157])" office:value-type="float" office:value="0.978732111933828" calcext:value-type="float">
            <text:p>0.978732111933828</text:p>
          </table:table-cell>
        </table:table-row>
        <table:table-row table:style-name="ro1">
          <table:table-cell office:value-type="float" office:value="-1.50471681409776" calcext:value-type="float">
            <text:p>-1.50471681409776</text:p>
          </table:table-cell>
          <table:table-cell/>
          <table:table-cell table:formula="of:=AVERAGE([.A110:.A158])" office:value-type="float" office:value="0.907207278993057" calcext:value-type="float">
            <text:p>0.907207278993057</text:p>
          </table:table-cell>
        </table:table-row>
        <table:table-row table:style-name="ro1">
          <table:table-cell office:value-type="float" office:value="-1.52668841214478" calcext:value-type="float">
            <text:p>-1.52668841214478</text:p>
          </table:table-cell>
          <table:table-cell/>
          <table:table-cell table:formula="of:=AVERAGE([.A111:.A159])" office:value-type="float" office:value="0.835234046092143" calcext:value-type="float">
            <text:p>0.835234046092143</text:p>
          </table:table-cell>
        </table:table-row>
        <table:table-row table:style-name="ro1">
          <table:table-cell office:value-type="float" office:value="-1.59440307979882" calcext:value-type="float">
            <text:p>-1.59440307979882</text:p>
          </table:table-cell>
          <table:table-cell/>
          <table:table-cell table:formula="of:=AVERAGE([.A112:.A160])" office:value-type="float" office:value="0.76187888119829" calcext:value-type="float">
            <text:p>0.76187888119829</text:p>
          </table:table-cell>
        </table:table-row>
        <table:table-row table:style-name="ro1">
          <table:table-cell office:value-type="float" office:value="-1.55434826755226" calcext:value-type="float">
            <text:p>-1.55434826755226</text:p>
          </table:table-cell>
          <table:table-cell/>
          <table:table-cell table:formula="of:=AVERAGE([.A113:.A161])" office:value-type="float" office:value="0.689341161452325" calcext:value-type="float">
            <text:p>0.6893411614523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14:.A162])" office:value-type="float" office:value="0.689341161452325" calcext:value-type="float">
            <text:p>0.6893411614523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15:.A163])" office:value-type="float" office:value="0.689341161452325" calcext:value-type="float">
            <text:p>0.6893411614523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16:.A164])" office:value-type="float" office:value="0.689341161452325" calcext:value-type="float">
            <text:p>0.6893411614523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17:.A165])" office:value-type="float" office:value="0.689341161452325" calcext:value-type="float">
            <text:p>0.6893411614523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18:.A166])" office:value-type="float" office:value="0.689341161452325" calcext:value-type="float">
            <text:p>0.689341161452325</text:p>
          </table:table-cell>
        </table:table-row>
        <table:table-row table:style-name="ro1">
          <table:table-cell office:value-type="float" office:value="-1.69149651726484" calcext:value-type="float">
            <text:p>-1.69149651726484</text:p>
          </table:table-cell>
          <table:table-cell/>
          <table:table-cell table:formula="of:=AVERAGE([.A119:.A167])" office:value-type="float" office:value="0.614004497834675" calcext:value-type="float">
            <text:p>0.6140044978346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20:.A168])" office:value-type="float" office:value="0.614004497834675" calcext:value-type="float">
            <text:p>0.614004497834675</text:p>
          </table:table-cell>
        </table:table-row>
        <table:table-row table:style-name="ro1">
          <table:table-cell office:value-type="float" office:value="-1.61179168831408" calcext:value-type="float">
            <text:p>-1.61179168831408</text:p>
          </table:table-cell>
          <table:table-cell/>
          <table:table-cell table:formula="of:=AVERAGE([.A121:.A169])" office:value-type="float" office:value="0.540294463379286" calcext:value-type="float">
            <text:p>0.5402944633792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22:.A170])" office:value-type="float" office:value="0.613543215295308" calcext:value-type="float">
            <text:p>0.6135432152953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23:.A171])" office:value-type="float" office:value="0.692110053954258" calcext:value-type="float">
            <text:p>0.6921100539542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24:.A172])" office:value-type="float" office:value="0.692110053954258" calcext:value-type="float">
            <text:p>0.692110053954258</text:p>
          </table:table-cell>
        </table:table-row>
        <table:table-row table:style-name="ro1">
          <table:table-cell office:value-type="float" office:value="-1.55538665611744" calcext:value-type="float">
            <text:p>-1.55538665611744</text:p>
          </table:table-cell>
          <table:table-cell/>
          <table:table-cell table:formula="of:=AVERAGE([.A125:.A173])" office:value-type="float" office:value="0.619551142604923" calcext:value-type="float">
            <text:p>0.619551142604923</text:p>
          </table:table-cell>
        </table:table-row>
        <table:table-row table:style-name="ro1">
          <table:table-cell office:value-type="float" office:value="-1.62812196181715" calcext:value-type="float">
            <text:p>-1.62812196181715</text:p>
          </table:table-cell>
          <table:table-cell/>
          <table:table-cell table:formula="of:=AVERAGE([.A126:.A174])" office:value-type="float" office:value="0.545507837261716" calcext:value-type="float">
            <text:p>0.545507837261716</text:p>
          </table:table-cell>
        </table:table-row>
        <table:table-row table:style-name="ro1">
          <table:table-cell office:value-type="float" office:value="-1.62821113416851" calcext:value-type="float">
            <text:p>-1.62821113416851</text:p>
          </table:table-cell>
          <table:table-cell/>
          <table:table-cell table:formula="of:=AVERAGE([.A127:.A175])" office:value-type="float" office:value="0.471462712074603" calcext:value-type="float">
            <text:p>0.471462712074603</text:p>
          </table:table-cell>
        </table:table-row>
        <table:table-row table:style-name="ro1">
          <table:table-cell office:value-type="float" office:value="-1.82056880257726" calcext:value-type="float">
            <text:p>-1.82056880257726</text:p>
          </table:table-cell>
          <table:table-cell/>
          <table:table-cell table:formula="of:=AVERAGE([.A128:.A176])" office:value-type="float" office:value="0.393491920185271" calcext:value-type="float">
            <text:p>0.3934919201852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29:.A177])" office:value-type="float" office:value="0.393491920185271" calcext:value-type="float">
            <text:p>0.3934919201852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30:.A178])" office:value-type="float" office:value="0.393491920185271" calcext:value-type="float">
            <text:p>0.3934919201852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31:.A179])" office:value-type="float" office:value="0.466923734030979" calcext:value-type="float">
            <text:p>0.4669237340309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32:.A180])" office:value-type="float" office:value="0.466923734030979" calcext:value-type="float">
            <text:p>0.4669237340309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33:.A181])" office:value-type="float" office:value="0.538633209292195" calcext:value-type="float">
            <text:p>0.5386332092921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34:.A182])" office:value-type="float" office:value="0.611903990897597" calcext:value-type="float">
            <text:p>0.6119039908975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35:.A183])" office:value-type="float" office:value="0.611903990897597" calcext:value-type="float">
            <text:p>0.6119039908975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36:.A184])" office:value-type="float" office:value="0.683577332679167" calcext:value-type="float">
            <text:p>0.6835773326791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37:.A185])" office:value-type="float" office:value="0.683577332679167" calcext:value-type="float">
            <text:p>0.6835773326791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38:.A186])" office:value-type="float" office:value="0.755679750552044" calcext:value-type="float">
            <text:p>0.7556797505520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39:.A187])" office:value-type="float" office:value="0.82750227164322" calcext:value-type="float">
            <text:p>0.827502271643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40:.A188])" office:value-type="float" office:value="0.82750227164322" calcext:value-type="float">
            <text:p>0.827502271643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41:.A189])" office:value-type="float" office:value="0.899452062081196" calcext:value-type="float">
            <text:p>0.8994520620811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42:.A190])" office:value-type="float" office:value="0.899452062081196" calcext:value-type="float">
            <text:p>0.8994520620811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43:.A191])" office:value-type="float" office:value="0.899452062081196" calcext:value-type="float">
            <text:p>0.8994520620811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44:.A192])" office:value-type="float" office:value="0.899452062081196" calcext:value-type="float">
            <text:p>0.8994520620811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45:.A193])" office:value-type="float" office:value="0.899452062081196" calcext:value-type="float">
            <text:p>0.8994520620811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46:.A194])" office:value-type="float" office:value="0.899452062081196" calcext:value-type="float">
            <text:p>0.8994520620811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47:.A195])" office:value-type="float" office:value="0.899452062081196" calcext:value-type="float">
            <text:p>0.8994520620811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48:.A196])" office:value-type="float" office:value="0.972035708940455" calcext:value-type="float">
            <text:p>0.9720357089404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49:.A197])" office:value-type="float" office:value="1.04660720003186" calcext:value-type="float">
            <text:p>1.046607200031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50:.A198])" office:value-type="float" office:value="1.04660720003186" calcext:value-type="float">
            <text:p>1.046607200031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51:.A199])" office:value-type="float" office:value="1.11827302298467" calcext:value-type="float">
            <text:p>1.118273022984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52:.A200])" office:value-type="float" office:value="1.11827302298467" calcext:value-type="float">
            <text:p>1.118273022984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53:.A201])" office:value-type="float" office:value="1.19054916411456" calcext:value-type="float">
            <text:p>1.190549164114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54:.A202])" office:value-type="float" office:value="1.26294421767647" calcext:value-type="float">
            <text:p>1.262944217676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55:.A203])" office:value-type="float" office:value="1.26294421767647" calcext:value-type="float">
            <text:p>1.262944217676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56:.A204])" office:value-type="float" office:value="1.26294421767647" calcext:value-type="float">
            <text:p>1.262944217676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57:.A205])" office:value-type="float" office:value="1.26294421767647" calcext:value-type="float">
            <text:p>1.262944217676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58:.A206])" office:value-type="float" office:value="1.26294421767647" calcext:value-type="float">
            <text:p>1.262944217676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59:.A207])" office:value-type="float" office:value="1.33446905061724" calcext:value-type="float">
            <text:p>1.334469050617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60:.A208])" office:value-type="float" office:value="1.40644228351816" calcext:value-type="float">
            <text:p>1.406442283518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61:.A209])" office:value-type="float" office:value="1.47979744841201" calcext:value-type="float">
            <text:p>1.479797448412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62:.A210])" office:value-type="float" office:value="1.55233516815797" calcext:value-type="float">
            <text:p>1.55233516815797</text:p>
          </table:table-cell>
        </table:table-row>
        <table:table-row table:style-name="ro1">
          <table:table-cell office:value-type="float" office:value="-1.57868762619197" calcext:value-type="float">
            <text:p>-1.57868762619197</text:p>
          </table:table-cell>
          <table:table-cell/>
          <table:table-cell table:formula="of:=AVERAGE([.A163:.A211])" office:value-type="float" office:value="1.47930072680712" calcext:value-type="float">
            <text:p>1.47930072680712</text:p>
          </table:table-cell>
        </table:table-row>
        <table:table-row table:style-name="ro1">
          <table:table-cell office:value-type="float" office:value="-1.57376672038138" calcext:value-type="float">
            <text:p>-1.57376672038138</text:p>
          </table:table-cell>
          <table:table-cell/>
          <table:table-cell table:formula="of:=AVERAGE([.A164:.A212])" office:value-type="float" office:value="1.40636671210546" calcext:value-type="float">
            <text:p>1.406366712105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65:.A213])" office:value-type="float" office:value="1.40636671210546" calcext:value-type="float">
            <text:p>1.406366712105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66:.A214])" office:value-type="float" office:value="1.40636671210546" calcext:value-type="float">
            <text:p>1.406366712105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67:.A215])" office:value-type="float" office:value="1.40636671210546" calcext:value-type="float">
            <text:p>1.406366712105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68:.A216])" office:value-type="float" office:value="1.48170337572311" calcext:value-type="float">
            <text:p>1.481703375723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69:.A217])" office:value-type="float" office:value="1.48170337572311" calcext:value-type="float">
            <text:p>1.481703375723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70:.A218])" office:value-type="float" office:value="1.5554134101785" calcext:value-type="float">
            <text:p>1.55541341017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71:.A219])" office:value-type="float" office:value="1.5554134101785" calcext:value-type="float">
            <text:p>1.55541341017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72:.A220])" office:value-type="float" office:value="1.5554134101785" calcext:value-type="float">
            <text:p>1.55541341017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73:.A221])" office:value-type="float" office:value="1.5554134101785" calcext:value-type="float">
            <text:p>1.55541341017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74:.A222])" office:value-type="float" office:value="1.62797232152783" calcext:value-type="float">
            <text:p>1.627972321527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75:.A223])" office:value-type="float" office:value="1.70201562687104" calcext:value-type="float">
            <text:p>1.702015626871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76:.A224])" office:value-type="float" office:value="1.77606075205815" calcext:value-type="float">
            <text:p>1.776060752058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77:.A225])" office:value-type="float" office:value="1.85403154394748" calcext:value-type="float">
            <text:p>1.85403154394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78:.A226])" office:value-type="float" office:value="1.85403154394748" calcext:value-type="float">
            <text:p>1.85403154394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79:.A227])" office:value-type="float" office:value="1.85403154394748" calcext:value-type="float">
            <text:p>1.85403154394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80:.A228])" office:value-type="float" office:value="1.85403154394748" calcext:value-type="float">
            <text:p>1.85403154394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81:.A229])" office:value-type="float" office:value="1.85403154394748" calcext:value-type="float">
            <text:p>1.85403154394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82:.A230])" office:value-type="float" office:value="1.85403154394748" calcext:value-type="float">
            <text:p>1.85403154394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83:.A231])" office:value-type="float" office:value="1.85403154394748" calcext:value-type="float">
            <text:p>1.85403154394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84:.A232])" office:value-type="float" office:value="1.85403154394748" calcext:value-type="float">
            <text:p>1.85403154394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85:.A233])" office:value-type="float" office:value="1.85403154394748" calcext:value-type="float">
            <text:p>1.85403154394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86:.A234])" office:value-type="float" office:value="1.85403154394748" calcext:value-type="float">
            <text:p>1.85403154394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87:.A235])" office:value-type="float" office:value="1.85403154394748" calcext:value-type="float">
            <text:p>1.85403154394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88:.A236])" office:value-type="float" office:value="1.85403154394748" calcext:value-type="float">
            <text:p>1.85403154394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89:.A237])" office:value-type="float" office:value="1.85403154394748" calcext:value-type="float">
            <text:p>1.85403154394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90:.A238])" office:value-type="float" office:value="1.85403154394748" calcext:value-type="float">
            <text:p>1.85403154394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91:.A239])" office:value-type="float" office:value="1.85403154394748" calcext:value-type="float">
            <text:p>1.85403154394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92:.A240])" office:value-type="float" office:value="1.85403154394748" calcext:value-type="float">
            <text:p>1.85403154394748</text:p>
          </table:table-cell>
        </table:table-row>
        <table:table-row table:style-name="ro1">
          <table:table-cell office:value-type="float" office:value="-1.6071418195188" calcext:value-type="float">
            <text:p>-1.6071418195188</text:p>
          </table:table-cell>
          <table:table-cell/>
          <table:table-cell table:formula="of:=AVERAGE([.A193:.A241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94:.A242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95:.A243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96:.A244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97:.A245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98:.A246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99:.A247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00:.A248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01:.A249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02:.A250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03:.A251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04:.A252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05:.A253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06:.A254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07:.A255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08:.A256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09:.A257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10:.A258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11:.A259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12:.A260])" office:value-type="float" office:value="1.85345084612449" calcext:value-type="float">
            <text:p>1.853450846124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13:.A261])" office:value-type="float" office:value="1.92638486082615" calcext:value-type="float">
            <text:p>1.92638486082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14:.A262])" office:value-type="float" office:value="1.92638486082615" calcext:value-type="float">
            <text:p>1.92638486082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15:.A263])" office:value-type="float" office:value="1.92638486082615" calcext:value-type="float">
            <text:p>1.92638486082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16:.A264])" office:value-type="float" office:value="1.92638486082615" calcext:value-type="float">
            <text:p>1.92638486082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17:.A265])" office:value-type="float" office:value="1.92638486082615" calcext:value-type="float">
            <text:p>1.92638486082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18:.A266])" office:value-type="float" office:value="1.92638486082615" calcext:value-type="float">
            <text:p>1.92638486082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19:.A267])" office:value-type="float" office:value="1.92638486082615" calcext:value-type="float">
            <text:p>1.92638486082615</text:p>
          </table:table-cell>
        </table:table-row>
        <table:table-row table:style-name="ro1">
          <table:table-cell office:value-type="float" office:value="-1.61385907888115" calcext:value-type="float">
            <text:p>-1.61385907888115</text:p>
          </table:table-cell>
          <table:table-cell/>
          <table:table-cell table:formula="of:=AVERAGE([.A220:.A268])" office:value-type="float" office:value="1.85263263472653" calcext:value-type="float">
            <text:p>1.852632634726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21:.A269])" office:value-type="float" office:value="1.85263263472653" calcext:value-type="float">
            <text:p>1.852632634726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22:.A270])" office:value-type="float" office:value="1.85263263472653" calcext:value-type="float">
            <text:p>1.85263263472653</text:p>
          </table:table-cell>
        </table:table-row>
        <table:table-row table:style-name="ro1">
          <table:table-cell office:value-type="float" office:value="-1.63328926491439" calcext:value-type="float">
            <text:p>-1.63328926491439</text:p>
          </table:table-cell>
          <table:table-cell/>
          <table:table-cell table:formula="of:=AVERAGE([.A223:.A271])" office:value-type="float" office:value="1.77848387421807" calcext:value-type="float">
            <text:p>1.77848387421807</text:p>
          </table:table-cell>
        </table:table-row>
        <table:table-row table:style-name="ro1">
          <table:table-cell office:value-type="float" office:value="-1.56354592626691" calcext:value-type="float">
            <text:p>-1.56354592626691</text:p>
          </table:table-cell>
          <table:table-cell/>
          <table:table-cell table:formula="of:=AVERAGE([.A224:.A272])" office:value-type="float" office:value="1.7057584471514" calcext:value-type="float">
            <text:p>1.7057584471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25:.A273])" office:value-type="float" office:value="1.7057584471514" calcext:value-type="float">
            <text:p>1.7057584471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26:.A274])" office:value-type="float" office:value="1.7057584471514" calcext:value-type="float">
            <text:p>1.7057584471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27:.A275])" office:value-type="float" office:value="1.7057584471514" calcext:value-type="float">
            <text:p>1.7057584471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28:.A276])" office:value-type="float" office:value="1.7057584471514" calcext:value-type="float">
            <text:p>1.7057584471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29:.A277])" office:value-type="float" office:value="1.7057584471514" calcext:value-type="float">
            <text:p>1.7057584471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30:.A278])" office:value-type="float" office:value="1.7057584471514" calcext:value-type="float">
            <text:p>1.7057584471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31:.A279])" office:value-type="float" office:value="1.7057584471514" calcext:value-type="float">
            <text:p>1.7057584471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32:.A280])" office:value-type="float" office:value="1.7057584471514" calcext:value-type="float">
            <text:p>1.7057584471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33:.A281])" office:value-type="float" office:value="1.7057584471514" calcext:value-type="float">
            <text:p>1.7057584471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34:.A282])" office:value-type="float" office:value="1.7057584471514" calcext:value-type="float">
            <text:p>1.7057584471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35:.A283])" office:value-type="float" office:value="1.7057584471514" calcext:value-type="float">
            <text:p>1.7057584471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36:.A284])" office:value-type="float" office:value="1.7057584471514" calcext:value-type="float">
            <text:p>1.7057584471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37:.A285])" office:value-type="float" office:value="1.7057584471514" calcext:value-type="float">
            <text:p>1.7057584471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38:.A286])" office:value-type="float" office:value="1.7057584471514" calcext:value-type="float">
            <text:p>1.7057584471514</text:p>
          </table:table-cell>
        </table:table-row>
        <table:table-row table:style-name="ro1">
          <table:table-cell office:value-type="float" office:value="-1.56690162264705" calcext:value-type="float">
            <text:p>-1.56690162264705</text:p>
          </table:table-cell>
          <table:table-cell/>
          <table:table-cell table:formula="of:=AVERAGE([.A239:.A287])" office:value-type="float" office:value="1.63296453648514" calcext:value-type="float">
            <text:p>1.63296453648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40:.A288])" office:value-type="float" office:value="1.63296453648514" calcext:value-type="float">
            <text:p>1.63296453648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41:.A289])" office:value-type="float" office:value="1.63296453648514" calcext:value-type="float">
            <text:p>1.63296453648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42:.A290])" office:value-type="float" office:value="1.70657967565899" calcext:value-type="float">
            <text:p>1.706579675658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43:.A291])" office:value-type="float" office:value="1.70657967565899" calcext:value-type="float">
            <text:p>1.706579675658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44:.A292])" office:value-type="float" office:value="1.70657967565899" calcext:value-type="float">
            <text:p>1.706579675658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45:.A293])" office:value-type="float" office:value="1.70657967565899" calcext:value-type="float">
            <text:p>1.706579675658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46:.A294])" office:value-type="float" office:value="1.70657967565899" calcext:value-type="float">
            <text:p>1.706579675658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47:.A295])" office:value-type="float" office:value="1.70657967565899" calcext:value-type="float">
            <text:p>1.70657967565899</text:p>
          </table:table-cell>
        </table:table-row>
        <table:table-row table:style-name="ro1">
          <table:table-cell office:value-type="float" office:value="-1.58384906268716" calcext:value-type="float">
            <text:p>-1.58384906268716</text:p>
          </table:table-cell>
          <table:table-cell/>
          <table:table-cell table:formula="of:=AVERAGE([.A248:.A296])" office:value-type="float" office:value="1.63343989886946" calcext:value-type="float">
            <text:p>1.63343989886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49:.A297])" office:value-type="float" office:value="1.63343989886946" calcext:value-type="float">
            <text:p>1.63343989886946</text:p>
          </table:table-cell>
        </table:table-row>
        <table:table-row table:style-name="ro1">
          <table:table-cell office:value-type="float" office:value="-1.55768988408744" calcext:value-type="float">
            <text:p>-1.55768988408744</text:p>
          </table:table-cell>
          <table:table-cell/>
          <table:table-cell table:formula="of:=AVERAGE([.A250:.A298])" office:value-type="float" office:value="1.56083398286767" calcext:value-type="float">
            <text:p>1.56083398286767</text:p>
          </table:table-cell>
        </table:table-row>
        <table:table-row table:style-name="ro1">
          <table:table-cell office:value-type="float" office:value="-1.52801309089065" calcext:value-type="float">
            <text:p>-1.52801309089065</text:p>
          </table:table-cell>
          <table:table-cell/>
          <table:table-cell table:formula="of:=AVERAGE([.A251:.A299])" office:value-type="float" office:value="1.48883371570664" calcext:value-type="float">
            <text:p>1.48883371570664</text:p>
          </table:table-cell>
        </table:table-row>
        <table:table-row table:style-name="ro1">
          <table:table-cell office:value-type="float" office:value="-1.52654409373403" calcext:value-type="float">
            <text:p>-1.52654409373403</text:p>
          </table:table-cell>
          <table:table-cell/>
          <table:table-cell table:formula="of:=AVERAGE([.A252:.A300])" office:value-type="float" office:value="1.41686342807941" calcext:value-type="float">
            <text:p>1.416863428079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53:.A301])" office:value-type="float" office:value="1.41686342807941" calcext:value-type="float">
            <text:p>1.41686342807941</text:p>
          </table:table-cell>
        </table:table-row>
        <table:table-row table:style-name="ro1">
          <table:table-cell office:value-type="float" office:value="-1.5466078727901" calcext:value-type="float">
            <text:p>-1.5466078727901</text:p>
          </table:table-cell>
          <table:table-cell/>
          <table:table-cell table:formula="of:=AVERAGE([.A254:.A302])" office:value-type="float" office:value="1.34448367557349" calcext:value-type="float">
            <text:p>1.34448367557349</text:p>
          </table:table-cell>
        </table:table-row>
        <table:table-row table:style-name="ro1">
          <table:table-cell office:value-type="float" office:value="-1.57208652555048" calcext:value-type="float">
            <text:p>-1.57208652555048</text:p>
          </table:table-cell>
          <table:table-cell/>
          <table:table-cell table:formula="of:=AVERAGE([.A255:.A303])" office:value-type="float" office:value="1.27158395056226" calcext:value-type="float">
            <text:p>1.271583950562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56:.A304])" office:value-type="float" office:value="1.27158395056226" calcext:value-type="float">
            <text:p>1.271583950562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57:.A305])" office:value-type="float" office:value="1.27158395056226" calcext:value-type="float">
            <text:p>1.271583950562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58:.A306])" office:value-type="float" office:value="1.27158395056226" calcext:value-type="float">
            <text:p>1.271583950562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59:.A307])" office:value-type="float" office:value="1.27158395056226" calcext:value-type="float">
            <text:p>1.271583950562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60:.A308])" office:value-type="float" office:value="1.27158395056226" calcext:value-type="float">
            <text:p>1.271583950562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61:.A309])" office:value-type="float" office:value="1.27158395056226" calcext:value-type="float">
            <text:p>1.271583950562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62:.A310])" office:value-type="float" office:value="1.27158395056226" calcext:value-type="float">
            <text:p>1.27158395056226</text:p>
          </table:table-cell>
        </table:table-row>
        <table:table-row table:style-name="ro1">
          <table:table-cell office:value-type="float" office:value="-1.72898293112814" calcext:value-type="float">
            <text:p>-1.72898293112814</text:p>
          </table:table-cell>
          <table:table-cell/>
          <table:table-cell table:formula="of:=AVERAGE([.A263:.A311])" office:value-type="float" office:value="1.19548225809026" calcext:value-type="float">
            <text:p>1.195482258090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64:.A312])" office:value-type="float" office:value="1.19548225809026" calcext:value-type="float">
            <text:p>1.195482258090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65:.A313])" office:value-type="float" office:value="1.19548225809026" calcext:value-type="float">
            <text:p>1.19548225809026</text:p>
          </table:table-cell>
        </table:table-row>
        <table:table-row table:style-name="ro1">
          <table:table-cell office:value-type="float" office:value="-1.6165389427036" calcext:value-type="float">
            <text:p>-1.6165389427036</text:p>
          </table:table-cell>
          <table:table-cell/>
          <table:table-cell table:formula="of:=AVERAGE([.A266:.A314])" office:value-type="float" office:value="1.12167534089222" calcext:value-type="float">
            <text:p>1.12167534089222</text:p>
          </table:table-cell>
        </table:table-row>
        <table:table-row table:style-name="ro1">
          <table:table-cell office:value-type="float" office:value="-1.54454400218427" calcext:value-type="float">
            <text:p>-1.54454400218427</text:p>
          </table:table-cell>
          <table:table-cell/>
          <table:table-cell table:formula="of:=AVERAGE([.A267:.A315])" office:value-type="float" office:value="1.04933770819458" calcext:value-type="float">
            <text:p>1.04933770819458</text:p>
          </table:table-cell>
        </table:table-row>
        <table:table-row table:style-name="ro1">
          <table:table-cell office:value-type="float" office:value="-1.87506953574419" calcext:value-type="float">
            <text:p>-1.87506953574419</text:p>
          </table:table-cell>
          <table:table-cell/>
          <table:table-cell table:formula="of:=AVERAGE([.A268:.A316])" office:value-type="float" office:value="0.970254656444703" calcext:value-type="float">
            <text:p>0.970254656444703</text:p>
          </table:table-cell>
        </table:table-row>
        <table:table-row table:style-name="ro1">
          <table:table-cell office:value-type="float" office:value="-1.60064631771445" calcext:value-type="float">
            <text:p>-1.60064631771445</text:p>
          </table:table-cell>
          <table:table-cell/>
          <table:table-cell table:formula="of:=AVERAGE([.A269:.A317])" office:value-type="float" office:value="0.970524304631778" calcext:value-type="float">
            <text:p>0.9705243046317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70:.A318])" office:value-type="float" office:value="0.970524304631778" calcext:value-type="float">
            <text:p>0.9705243046317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71:.A319])" office:value-type="float" office:value="0.970524304631778" calcext:value-type="float">
            <text:p>0.9705243046317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72:.A320])" office:value-type="float" office:value="1.04467306514024" calcext:value-type="float">
            <text:p>1.04467306514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73:.A321])" office:value-type="float" office:value="1.11739849220691" calcext:value-type="float">
            <text:p>1.117398492206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74:.A322])" office:value-type="float" office:value="1.11739849220691" calcext:value-type="float">
            <text:p>1.117398492206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75:.A323])" office:value-type="float" office:value="1.11739849220691" calcext:value-type="float">
            <text:p>1.117398492206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76:.A324])" office:value-type="float" office:value="1.11739849220691" calcext:value-type="float">
            <text:p>1.117398492206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77:.A325])" office:value-type="float" office:value="1.11739849220691" calcext:value-type="float">
            <text:p>1.117398492206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78:.A326])" office:value-type="float" office:value="1.11739849220691" calcext:value-type="float">
            <text:p>1.117398492206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79:.A327])" office:value-type="float" office:value="1.11739849220691" calcext:value-type="float">
            <text:p>1.117398492206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80:.A328])" office:value-type="float" office:value="1.11739849220691" calcext:value-type="float">
            <text:p>1.117398492206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81:.A329])" office:value-type="float" office:value="1.11739849220691" calcext:value-type="float">
            <text:p>1.117398492206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82:.A330])" office:value-type="float" office:value="1.11739849220691" calcext:value-type="float">
            <text:p>1.117398492206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83:.A331])" office:value-type="float" office:value="1.11739849220691" calcext:value-type="float">
            <text:p>1.117398492206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84:.A332])" office:value-type="float" office:value="1.11739849220691" calcext:value-type="float">
            <text:p>1.117398492206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85:.A333])" office:value-type="float" office:value="1.11739849220691" calcext:value-type="float">
            <text:p>1.117398492206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86:.A334])" office:value-type="float" office:value="1.11739849220691" calcext:value-type="float">
            <text:p>1.117398492206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87:.A335])" office:value-type="float" office:value="1.11739849220691" calcext:value-type="float">
            <text:p>1.117398492206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88:.A336])" office:value-type="float" office:value="1.19019240287317" calcext:value-type="float">
            <text:p>1.190192402873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89:.A337])" office:value-type="float" office:value="1.19019240287317" calcext:value-type="float">
            <text:p>1.190192402873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90:.A338])" office:value-type="float" office:value="1.19019240287317" calcext:value-type="float">
            <text:p>1.190192402873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91:.A339])" office:value-type="float" office:value="1.19019240287317" calcext:value-type="float">
            <text:p>1.190192402873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92:.A340])" office:value-type="float" office:value="1.19019240287317" calcext:value-type="float">
            <text:p>1.190192402873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93:.A341])" office:value-type="float" office:value="1.19019240287317" calcext:value-type="float">
            <text:p>1.190192402873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94:.A342])" office:value-type="float" office:value="1.19019240287317" calcext:value-type="float">
            <text:p>1.190192402873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95:.A343])" office:value-type="float" office:value="1.19019240287317" calcext:value-type="float">
            <text:p>1.190192402873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96:.A344])" office:value-type="float" office:value="1.19019240287317" calcext:value-type="float">
            <text:p>1.190192402873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97:.A345])" office:value-type="float" office:value="1.26333217966271" calcext:value-type="float">
            <text:p>1.263332179662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98:.A346])" office:value-type="float" office:value="1.26333217966271" calcext:value-type="float">
            <text:p>1.263332179662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99:.A347])" office:value-type="float" office:value="1.33593809566449" calcext:value-type="float">
            <text:p>1.33593809566449</text:p>
          </table:table-cell>
        </table:table-row>
        <table:table-row table:style-name="ro1">
          <table:table-cell office:value-type="float" office:value="-1.53027877260745" calcext:value-type="float">
            <text:p>-1.53027877260745</text:p>
          </table:table-cell>
          <table:table-cell/>
          <table:table-cell table:formula="of:=AVERAGE([.A300:.A348])" office:value-type="float" office:value="1.33589185726211" calcext:value-type="float">
            <text:p>1.335891857262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01:.A349])" office:value-type="float" office:value="1.40786214488933" calcext:value-type="float">
            <text:p>1.407862144889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02:.A350])" office:value-type="float" office:value="1.40786214488933" calcext:value-type="float">
            <text:p>1.40786214488933</text:p>
          </table:table-cell>
        </table:table-row>
        <table:table-row table:style-name="ro1">
          <table:table-cell office:value-type="float" office:value="-1.66384252845943" calcext:value-type="float">
            <text:p>-1.66384252845943</text:p>
          </table:table-cell>
          <table:table-cell/>
          <table:table-cell table:formula="of:=AVERAGE([.A303:.A351])" office:value-type="float" office:value="1.40546960089608" calcext:value-type="float">
            <text:p>1.40546960089608</text:p>
          </table:table-cell>
        </table:table-row>
        <table:table-row table:style-name="ro1">
          <table:table-cell office:value-type="float" office:value="-1.52414817345142" calcext:value-type="float">
            <text:p>-1.52414817345142</text:p>
          </table:table-cell>
          <table:table-cell/>
          <table:table-cell table:formula="of:=AVERAGE([.A304:.A352])" office:value-type="float" office:value="1.40644793461239" calcext:value-type="float">
            <text:p>1.406447934612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05:.A353])" office:value-type="float" office:value="1.40644793461239" calcext:value-type="float">
            <text:p>1.406447934612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06:.A354])" office:value-type="float" office:value="1.40644793461239" calcext:value-type="float">
            <text:p>1.406447934612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07:.A355])" office:value-type="float" office:value="1.40644793461239" calcext:value-type="float">
            <text:p>1.406447934612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08:.A356])" office:value-type="float" office:value="1.40644793461239" calcext:value-type="float">
            <text:p>1.406447934612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09:.A357])" office:value-type="float" office:value="1.40644793461239" calcext:value-type="float">
            <text:p>1.406447934612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10:.A358])" office:value-type="float" office:value="1.40644793461239" calcext:value-type="float">
            <text:p>1.406447934612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11:.A359])" office:value-type="float" office:value="1.40644793461239" calcext:value-type="float">
            <text:p>1.406447934612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12:.A360])" office:value-type="float" office:value="1.48254962708439" calcext:value-type="float">
            <text:p>1.48254962708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13:.A361])" office:value-type="float" office:value="1.48254962708439" calcext:value-type="float">
            <text:p>1.48254962708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14:.A362])" office:value-type="float" office:value="1.48254962708439" calcext:value-type="float">
            <text:p>1.48254962708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15:.A363])" office:value-type="float" office:value="1.55635654428242" calcext:value-type="float">
            <text:p>1.556356544282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16:.A364])" office:value-type="float" office:value="1.62869417698006" calcext:value-type="float">
            <text:p>1.628694176980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17:.A365])" office:value-type="float" office:value="1.70777722872994" calcext:value-type="float">
            <text:p>1.707777228729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18:.A366])" office:value-type="float" office:value="1.78125980664248" calcext:value-type="float">
            <text:p>1.781259806642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19:.A367])" office:value-type="float" office:value="1.78125980664248" calcext:value-type="float">
            <text:p>1.781259806642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20:.A368])" office:value-type="float" office:value="1.78125980664248" calcext:value-type="float">
            <text:p>1.781259806642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21:.A369])" office:value-type="float" office:value="1.78125980664248" calcext:value-type="float">
            <text:p>1.781259806642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22:.A370])" office:value-type="float" office:value="1.78125980664248" calcext:value-type="float">
            <text:p>1.781259806642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23:.A371])" office:value-type="float" office:value="1.78125980664248" calcext:value-type="float">
            <text:p>1.781259806642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24:.A372])" office:value-type="float" office:value="1.78125980664248" calcext:value-type="float">
            <text:p>1.781259806642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25:.A373])" office:value-type="float" office:value="1.78125980664248" calcext:value-type="float">
            <text:p>1.781259806642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26:.A374])" office:value-type="float" office:value="1.78125980664248" calcext:value-type="float">
            <text:p>1.781259806642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27:.A375])" office:value-type="float" office:value="1.78125980664248" calcext:value-type="float">
            <text:p>1.781259806642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28:.A376])" office:value-type="float" office:value="1.78125980664248" calcext:value-type="float">
            <text:p>1.781259806642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29:.A377])" office:value-type="float" office:value="1.78125980664248" calcext:value-type="float">
            <text:p>1.781259806642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30:.A378])" office:value-type="float" office:value="1.78125980664248" calcext:value-type="float">
            <text:p>1.78125980664248</text:p>
          </table:table-cell>
        </table:table-row>
        <table:table-row table:style-name="ro1">
          <table:table-cell office:value-type="float" office:value="-1.58189313755929" calcext:value-type="float">
            <text:p>-1.58189313755929</text:p>
          </table:table-cell>
          <table:table-cell/>
          <table:table-cell table:formula="of:=AVERAGE([.A331:.A379])" office:value-type="float" office:value="1.70815994669229" calcext:value-type="float">
            <text:p>1.70815994669229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table:formula="of:=AVERAGE([.A332:.A380])" office:value-type="float" office:value="1.62652729363107" calcext:value-type="float">
            <text:p>1.62652729363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33:.A381])" office:value-type="float" office:value="1.62652729363107" calcext:value-type="float">
            <text:p>1.62652729363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34:.A382])" office:value-type="float" office:value="1.62652729363107" calcext:value-type="float">
            <text:p>1.62652729363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35:.A383])" office:value-type="float" office:value="1.62652729363107" calcext:value-type="float">
            <text:p>1.62652729363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36:.A384])" office:value-type="float" office:value="1.62652729363107" calcext:value-type="float">
            <text:p>1.62652729363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37:.A385])" office:value-type="float" office:value="1.62652729363107" calcext:value-type="float">
            <text:p>1.62652729363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38:.A386])" office:value-type="float" office:value="1.62652729363107" calcext:value-type="float">
            <text:p>1.62652729363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39:.A387])" office:value-type="float" office:value="1.62652729363107" calcext:value-type="float">
            <text:p>1.62652729363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40:.A388])" office:value-type="float" office:value="1.62652729363107" calcext:value-type="float">
            <text:p>1.62652729363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41:.A389])" office:value-type="float" office:value="1.62652729363107" calcext:value-type="float">
            <text:p>1.62652729363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42:.A390])" office:value-type="float" office:value="1.62652729363107" calcext:value-type="float">
            <text:p>1.62652729363107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table:formula="of:=AVERAGE([.A343:.A391])" office:value-type="float" office:value="1.54489464056985" calcext:value-type="float">
            <text:p>1.544894640569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44:.A392])" office:value-type="float" office:value="1.54489464056985" calcext:value-type="float">
            <text:p>1.54489464056985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table:formula="of:=AVERAGE([.A345:.A393])" office:value-type="float" office:value="1.46326198750862" calcext:value-type="float">
            <text:p>1.463261987508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46:.A394])" office:value-type="float" office:value="1.46326198750862" calcext:value-type="float">
            <text:p>1.463261987508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47:.A395])" office:value-type="float" office:value="1.46326198750862" calcext:value-type="float">
            <text:p>1.463261987508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48:.A396])" office:value-type="float" office:value="1.46326198750862" calcext:value-type="float">
            <text:p>1.463261987508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49:.A397])" office:value-type="float" office:value="1.53530849307204" calcext:value-type="float">
            <text:p>1.535308493072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50:.A398])" office:value-type="float" office:value="1.53530849307204" calcext:value-type="float">
            <text:p>1.535308493072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51:.A399])" office:value-type="float" office:value="1.53530849307204" calcext:value-type="float">
            <text:p>1.535308493072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52:.A400])" office:value-type="float" office:value="1.61008078957121" calcext:value-type="float">
            <text:p>1.61008078957121</text:p>
          </table:table-cell>
        </table:table-row>
        <table:table-row table:style-name="ro1">
          <table:table-cell office:value-type="float" office:value="-1.5302001601398" calcext:value-type="float">
            <text:p>-1.5302001601398</text:p>
          </table:table-cell>
          <table:table-cell/>
          <table:table-cell table:formula="of:=AVERAGE([.A353:.A401])" office:value-type="float" office:value="1.60995727963879" calcext:value-type="float">
            <text:p>1.609957279638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54:.A402])" office:value-type="float" office:value="1.60995727963879" calcext:value-type="float">
            <text:p>1.609957279638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55:.A403])" office:value-type="float" office:value="1.60995727963879" calcext:value-type="float">
            <text:p>1.60995727963879</text:p>
          </table:table-cell>
        </table:table-row>
        <table:table-row table:style-name="ro1">
          <table:table-cell office:value-type="float" office:value="-1.61283946344256" calcext:value-type="float">
            <text:p>-1.61283946344256</text:p>
          </table:table-cell>
          <table:table-cell/>
          <table:table-cell table:formula="of:=AVERAGE([.A356:.A404])" office:value-type="float" office:value="1.53622586201752" calcext:value-type="float">
            <text:p>1.536225862017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57:.A405])" office:value-type="float" office:value="1.53622586201752" calcext:value-type="float">
            <text:p>1.53622586201752</text:p>
          </table:table-cell>
        </table:table-row>
        <table:table-row table:style-name="ro1">
          <table:table-cell office:value-type="float" office:value="-1.63987393907011" calcext:value-type="float">
            <text:p>-1.63987393907011</text:p>
          </table:table-cell>
          <table:table-cell/>
          <table:table-cell table:formula="of:=AVERAGE([.A358:.A406])" office:value-type="float" office:value="1.46194272040384" calcext:value-type="float">
            <text:p>1.46194272040384</text:p>
          </table:table-cell>
        </table:table-row>
        <table:table-row table:style-name="ro1">
          <table:table-cell office:value-type="float" office:value="-1.52924625064433" calcext:value-type="float">
            <text:p>-1.52924625064433</text:p>
          </table:table-cell>
          <table:table-cell/>
          <table:table-cell table:formula="of:=AVERAGE([.A359:.A407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60:.A408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61:.A409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62:.A410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63:.A411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64:.A412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65:.A413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66:.A414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67:.A415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68:.A416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69:.A417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70:.A418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71:.A419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72:.A420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73:.A421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74:.A422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75:.A423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76:.A424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77:.A425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-1.50117103981078" calcext:value-type="float">
            <text:p>-1.50117103981078</text:p>
          </table:table-cell>
          <table:table-cell/>
          <table:table-cell table:formula="of:=AVERAGE([.A378:.A426])" office:value-type="float" office:value="1.318464816517" calcext:value-type="float">
            <text:p>1.3184648165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79:.A427])" office:value-type="float" office:value="1.318464816517" calcext:value-type="float">
            <text:p>1.318464816517</text:p>
          </table:table-cell>
        </table:table-row>
        <table:table-row table:style-name="ro1">
          <table:table-cell office:value-type="float" office:value="-1.58930500260592" calcext:value-type="float">
            <text:p>-1.58930500260592</text:p>
          </table:table-cell>
          <table:table-cell/>
          <table:table-cell table:formula="of:=AVERAGE([.A380:.A428])" office:value-type="float" office:value="1.31831355396503" calcext:value-type="float">
            <text:p>1.318313553965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81:.A429])" office:value-type="float" office:value="1.39994620702626" calcext:value-type="float">
            <text:p>1.39994620702626</text:p>
          </table:table-cell>
        </table:table-row>
        <table:table-row table:style-name="ro1">
          <table:table-cell office:value-type="float" office:value="-1.67470160887837" calcext:value-type="float">
            <text:p>-1.67470160887837</text:p>
          </table:table-cell>
          <table:table-cell/>
          <table:table-cell table:formula="of:=AVERAGE([.A382:.A430])" office:value-type="float" office:value="1.32495229664098" calcext:value-type="float">
            <text:p>1.324952296640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83:.A431])" office:value-type="float" office:value="1.32495229664098" calcext:value-type="float">
            <text:p>1.324952296640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84:.A432])" office:value-type="float" office:value="1.32495229664098" calcext:value-type="float">
            <text:p>1.32495229664098</text:p>
          </table:table-cell>
        </table:table-row>
        <table:table-row table:style-name="ro1">
          <table:table-cell office:value-type="float" office:value="-1.88736241370738" calcext:value-type="float">
            <text:p>-1.88736241370738</text:p>
          </table:table-cell>
          <table:table-cell/>
          <table:table-cell table:formula="of:=AVERAGE([.A385:.A433])" office:value-type="float" office:value="1.24561836983063" calcext:value-type="float">
            <text:p>1.245618369830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86:.A434])" office:value-type="float" office:value="1.24561836983063" calcext:value-type="float">
            <text:p>1.245618369830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87:.A435])" office:value-type="float" office:value="1.24561836983063" calcext:value-type="float">
            <text:p>1.245618369830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88:.A436])" office:value-type="float" office:value="1.24561836983063" calcext:value-type="float">
            <text:p>1.245618369830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89:.A437])" office:value-type="float" office:value="1.24561836983063" calcext:value-type="float">
            <text:p>1.245618369830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90:.A438])" office:value-type="float" office:value="1.24561836983063" calcext:value-type="float">
            <text:p>1.245618369830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91:.A439])" office:value-type="float" office:value="1.24561836983063" calcext:value-type="float">
            <text:p>1.245618369830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92:.A440])" office:value-type="float" office:value="1.32725102289185" calcext:value-type="float">
            <text:p>1.327251022891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93:.A441])" office:value-type="float" office:value="1.32725102289185" calcext:value-type="float">
            <text:p>1.327251022891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94:.A442])" office:value-type="float" office:value="1.40888367595308" calcext:value-type="float">
            <text:p>1.408883675953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95:.A443])" office:value-type="float" office:value="1.40888367595308" calcext:value-type="float">
            <text:p>1.408883675953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96:.A444])" office:value-type="float" office:value="1.40888367595308" calcext:value-type="float">
            <text:p>1.408883675953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97:.A445])" office:value-type="float" office:value="1.40888367595308" calcext:value-type="float">
            <text:p>1.40888367595308</text:p>
          </table:table-cell>
        </table:table-row>
        <table:table-row table:style-name="ro1">
          <table:table-cell office:value-type="float" office:value="-1.57095192471147" calcext:value-type="float">
            <text:p>-1.57095192471147</text:p>
          </table:table-cell>
          <table:table-cell/>
          <table:table-cell table:formula="of:=AVERAGE([.A398:.A446])" office:value-type="float" office:value="1.33600710606101" calcext:value-type="float">
            <text:p>1.336007106061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99:.A447])" office:value-type="float" office:value="1.33600710606101" calcext:value-type="float">
            <text:p>1.336007106061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00:.A448])" office:value-type="float" office:value="1.33600710606101" calcext:value-type="float">
            <text:p>1.336007106061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01:.A449])" office:value-type="float" office:value="1.33600710606101" calcext:value-type="float">
            <text:p>1.336007106061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02:.A450])" office:value-type="float" office:value="1.40805200728835" calcext:value-type="float">
            <text:p>1.408052007288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03:.A451])" office:value-type="float" office:value="1.40805200728835" calcext:value-type="float">
            <text:p>1.408052007288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04:.A452])" office:value-type="float" office:value="1.40805200728835" calcext:value-type="float">
            <text:p>1.408052007288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05:.A453])" office:value-type="float" office:value="1.48178342490963" calcext:value-type="float">
            <text:p>1.481783424909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06:.A454])" office:value-type="float" office:value="1.48178342490963" calcext:value-type="float">
            <text:p>1.481783424909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07:.A455])" office:value-type="float" office:value="1.5560665665233" calcext:value-type="float">
            <text:p>1.55606656652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08:.A456])" office:value-type="float" office:value="1.62809200020992" calcext:value-type="float">
            <text:p>1.628092000209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09:.A457])" office:value-type="float" office:value="1.62809200020992" calcext:value-type="float">
            <text:p>1.628092000209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10:.A458])" office:value-type="float" office:value="1.62809200020992" calcext:value-type="float">
            <text:p>1.628092000209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11:.A459])" office:value-type="float" office:value="1.62809200020992" calcext:value-type="float">
            <text:p>1.628092000209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12:.A460])" office:value-type="float" office:value="1.62809200020992" calcext:value-type="float">
            <text:p>1.628092000209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13:.A461])" office:value-type="float" office:value="1.62809200020992" calcext:value-type="float">
            <text:p>1.628092000209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14:.A462])" office:value-type="float" office:value="1.62809200020992" calcext:value-type="float">
            <text:p>1.628092000209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15:.A463])" office:value-type="float" office:value="1.62809200020992" calcext:value-type="float">
            <text:p>1.628092000209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16:.A464])" office:value-type="float" office:value="1.62809200020992" calcext:value-type="float">
            <text:p>1.628092000209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17:.A465])" office:value-type="float" office:value="1.62809200020992" calcext:value-type="float">
            <text:p>1.628092000209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18:.A466])" office:value-type="float" office:value="1.62809200020992" calcext:value-type="float">
            <text:p>1.628092000209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19:.A467])" office:value-type="float" office:value="1.62809200020992" calcext:value-type="float">
            <text:p>1.628092000209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20:.A468])" office:value-type="float" office:value="1.62809200020992" calcext:value-type="float">
            <text:p>1.628092000209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21:.A469])" office:value-type="float" office:value="1.62809200020992" calcext:value-type="float">
            <text:p>1.62809200020992</text:p>
          </table:table-cell>
        </table:table-row>
        <table:table-row table:style-name="ro1">
          <table:table-cell office:value-type="float" office:value="-1.54992367627621" calcext:value-type="float">
            <text:p>-1.54992367627621</text:p>
          </table:table-cell>
          <table:table-cell/>
          <table:table-cell table:formula="of:=AVERAGE([.A422:.A470])" office:value-type="float" office:value="1.5556445782451" calcext:value-type="float">
            <text:p>1.55564457824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23:.A471])" office:value-type="float" office:value="1.5556445782451" calcext:value-type="float">
            <text:p>1.55564457824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24:.A472])" office:value-type="float" office:value="1.5556445782451" calcext:value-type="float">
            <text:p>1.55564457824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25:.A473])" office:value-type="float" office:value="1.5556445782451" calcext:value-type="float">
            <text:p>1.55564457824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26:.A474])" office:value-type="float" office:value="1.5556445782451" calcext:value-type="float">
            <text:p>1.55564457824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27:.A475])" office:value-type="float" office:value="1.62709704844532" calcext:value-type="float">
            <text:p>1.627097048445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28:.A476])" office:value-type="float" office:value="1.62709704844532" calcext:value-type="float">
            <text:p>1.627097048445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29:.A477])" office:value-type="float" office:value="1.70034817094748" calcext:value-type="float">
            <text:p>1.70034817094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30:.A478])" office:value-type="float" office:value="1.70034817094748" calcext:value-type="float">
            <text:p>1.70034817094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31:.A479])" office:value-type="float" office:value="1.77534208133275" calcext:value-type="float">
            <text:p>1.775342081332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32:.A480])" office:value-type="float" office:value="1.77534208133275" calcext:value-type="float">
            <text:p>1.775342081332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33:.A481])" office:value-type="float" office:value="1.77534208133275" calcext:value-type="float">
            <text:p>1.775342081332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34:.A482])" office:value-type="float" office:value="1.85467600814311" calcext:value-type="float">
            <text:p>1.854676008143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35:.A483])" office:value-type="float" office:value="1.85467600814311" calcext:value-type="float">
            <text:p>1.854676008143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36:.A484])" office:value-type="float" office:value="1.85467600814311" calcext:value-type="float">
            <text:p>1.854676008143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37:.A485])" office:value-type="float" office:value="1.85467600814311" calcext:value-type="float">
            <text:p>1.854676008143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38:.A486])" office:value-type="float" office:value="1.85467600814311" calcext:value-type="float">
            <text:p>1.854676008143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39:.A487])" office:value-type="float" office:value="1.85467600814311" calcext:value-type="float">
            <text:p>1.854676008143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40:.A488])" office:value-type="float" office:value="1.85467600814311" calcext:value-type="float">
            <text:p>1.854676008143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41:.A489])" office:value-type="float" office:value="1.85467600814311" calcext:value-type="float">
            <text:p>1.854676008143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42:.A490])" office:value-type="float" office:value="1.85467600814311" calcext:value-type="float">
            <text:p>1.85467600814311</text:p>
          </table:table-cell>
        </table:table-row>
        <table:table-row table:style-name="ro1">
          <table:table-cell office:value-type="float" office:value="-1.59270528516173" calcext:value-type="float">
            <text:p>-1.59270528516173</text:p>
          </table:table-cell>
          <table:table-cell/>
          <table:table-cell table:formula="of:=AVERAGE([.A443:.A491])" office:value-type="float" office:value="1.7813554921194" calcext:value-type="float">
            <text:p>1.78135549211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44:.A492])" office:value-type="float" office:value="1.7813554921194" calcext:value-type="float">
            <text:p>1.78135549211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45:.A493])" office:value-type="float" office:value="1.7813554921194" calcext:value-type="float">
            <text:p>1.78135549211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46:.A494])" office:value-type="float" office:value="1.7813554921194" calcext:value-type="float">
            <text:p>1.78135549211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47:.A495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48:.A496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49:.A497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50:.A498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51:.A499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52:.A500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53:.A501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54:.A502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55:.A503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56:.A504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57:.A505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58:.A506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59:.A507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60:.A508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61:.A509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62:.A510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63:.A511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64:.A512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65:.A513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66:.A514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67:.A515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-1.51512885943949" calcext:value-type="float">
            <text:p>-1.51512885943949</text:p>
          </table:table-cell>
          <table:table-cell/>
          <table:table-cell table:formula="of:=AVERAGE([.A468:.A516])" office:value-type="float" office:value="1.78249473834944" calcext:value-type="float">
            <text:p>1.78249473834944</text:p>
          </table:table-cell>
        </table:table-row>
        <table:table-row table:style-name="ro1">
          <table:table-cell office:value-type="float" office:value="-1.51820413224101" calcext:value-type="float">
            <text:p>-1.51820413224101</text:p>
          </table:table-cell>
          <table:table-cell/>
          <table:table-cell table:formula="of:=AVERAGE([.A469:.A517])" office:value-type="float" office:value="1.71069465401799" calcext:value-type="float">
            <text:p>1.71069465401799</text:p>
          </table:table-cell>
        </table:table-row>
        <table:table-row table:style-name="ro1">
          <table:table-cell office:value-type="float" office:value="-1.68369510984123" calcext:value-type="float">
            <text:p>-1.68369510984123</text:p>
          </table:table-cell>
          <table:table-cell/>
          <table:table-cell table:formula="of:=AVERAGE([.A470:.A518])" office:value-type="float" office:value="1.63551720279674" calcext:value-type="float">
            <text:p>1.635517202796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71:.A519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72:.A520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73:.A521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74:.A522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75:.A523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76:.A524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77:.A525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78:.A526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79:.A527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80:.A528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81:.A529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82:.A530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83:.A531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84:.A532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85:.A533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86:.A534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87:.A535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88:.A536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89:.A537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90:.A538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91:.A539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92:.A540])" office:value-type="float" office:value="1.78128514078527" calcext:value-type="float">
            <text:p>1.781285140785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93:.A541])" office:value-type="float" office:value="1.78128514078527" calcext:value-type="float">
            <text:p>1.781285140785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94:.A542])" office:value-type="float" office:value="1.78128514078527" calcext:value-type="float">
            <text:p>1.781285140785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95:.A543])" office:value-type="float" office:value="1.78128514078527" calcext:value-type="float">
            <text:p>1.781285140785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96:.A544])" office:value-type="float" office:value="1.78128514078527" calcext:value-type="float">
            <text:p>1.78128514078527</text:p>
          </table:table-cell>
        </table:table-row>
        <table:table-row table:style-name="ro1">
          <table:table-cell office:value-type="float" office:value="-1.59498856668472" calcext:value-type="float">
            <text:p>-1.59498856668472</text:p>
          </table:table-cell>
          <table:table-cell/>
          <table:table-cell table:formula="of:=AVERAGE([.A497:.A545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98:.A546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99:.A547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00:.A548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01:.A549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02:.A550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03:.A551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04:.A552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05:.A553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06:.A554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07:.A555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08:.A556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09:.A557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10:.A558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11:.A559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12:.A560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13:.A561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14:.A562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15:.A563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16:.A564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17:.A565])" office:value-type="float" office:value="1.77965535084149" calcext:value-type="float">
            <text:p>1.779655350841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18:.A566])" office:value-type="float" office:value="1.85145543517294" calcext:value-type="float">
            <text:p>1.851455435172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19:.A567])" office:value-type="float" office:value="1.92663288639419" calcext:value-type="float">
            <text:p>1.926632886394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20:.A568])" office:value-type="float" office:value="1.92663288639419" calcext:value-type="float">
            <text:p>1.926632886394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21:.A569])" office:value-type="float" office:value="1.92663288639419" calcext:value-type="float">
            <text:p>1.926632886394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22:.A570])" office:value-type="float" office:value="1.92663288639419" calcext:value-type="float">
            <text:p>1.926632886394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23:.A571])" office:value-type="float" office:value="1.92663288639419" calcext:value-type="float">
            <text:p>1.926632886394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24:.A572])" office:value-type="float" office:value="1.92663288639419" calcext:value-type="float">
            <text:p>1.926632886394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25:.A573])" office:value-type="float" office:value="1.92663288639419" calcext:value-type="float">
            <text:p>1.92663288639419</text:p>
          </table:table-cell>
        </table:table-row>
        <table:table-row table:style-name="ro1">
          <table:table-cell office:value-type="float" office:value="-1.68411867851019" calcext:value-type="float">
            <text:p>-1.68411867851019</text:p>
          </table:table-cell>
          <table:table-cell/>
          <table:table-cell table:formula="of:=AVERAGE([.A526:.A574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27:.A575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28:.A576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29:.A577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30:.A578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31:.A579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32:.A580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33:.A581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34:.A582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35:.A583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36:.A584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37:.A585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38:.A586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39:.A587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40:.A588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41:.A589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42:.A590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43:.A591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44:.A592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45:.A593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46:.A594])" office:value-type="float" office:value="1.9248139045202" calcext:value-type="float">
            <text:p>1.92481390452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47:.A595])" office:value-type="float" office:value="1.9248139045202" calcext:value-type="float">
            <text:p>1.92481390452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48:.A596])" office:value-type="float" office:value="1.9248139045202" calcext:value-type="float">
            <text:p>1.92481390452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49:.A597])" office:value-type="float" office:value="1.9248139045202" calcext:value-type="float">
            <text:p>1.92481390452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50:.A598])" office:value-type="float" office:value="1.9248139045202" calcext:value-type="float">
            <text:p>1.92481390452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51:.A599])" office:value-type="float" office:value="1.9248139045202" calcext:value-type="float">
            <text:p>1.92481390452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52:.A600])" office:value-type="float" office:value="1.9248139045202" calcext:value-type="float">
            <text:p>1.92481390452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53:.A601])" office:value-type="float" office:value="1.9248139045202" calcext:value-type="float">
            <text:p>1.92481390452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54:.A602])" office:value-type="float" office:value="1.9248139045202" calcext:value-type="float">
            <text:p>1.9248139045202</text:p>
          </table:table-cell>
        </table:table-row>
        <table:table-row table:style-name="ro1">
          <table:table-cell office:value-type="float" office:value="-1.57582003110349" calcext:value-type="float">
            <text:p>-1.57582003110349</text:p>
          </table:table-cell>
          <table:table-cell/>
          <table:table-cell table:formula="of:=AVERAGE([.A555:.A603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56:.A604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57:.A605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58:.A606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59:.A607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60:.A608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61:.A609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62:.A610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63:.A611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64:.A612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65:.A613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66:.A614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67:.A615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68:.A616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69:.A617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70:.A618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71:.A619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72:.A620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73:.A621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74:.A622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75:.A623])" office:value-type="float" office:value="1.92702408099789" calcext:value-type="float">
            <text:p>1.927024080997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76:.A624])" office:value-type="float" office:value="1.92702408099789" calcext:value-type="float">
            <text:p>1.927024080997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77:.A625])" office:value-type="float" office:value="1.92702408099789" calcext:value-type="float">
            <text:p>1.927024080997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6">00/00/0000</text:date>, <text:time style:data-style-name="N2" text:time-value="08:45:15.0343336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0-06T08:49:20.025240112</dc:date>
    <meta:editing-duration>PT1H54M55S</meta:editing-duration>
    <meta:editing-cycles>2</meta:editing-cycles>
    <meta:generator>LibreOffice/6.0.7.3$Linux_X86_64 LibreOffice_project/00m0$Build-3</meta:generator>
    <meta:document-statistic meta:table-count="1" meta:cell-count="124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644cm" svg:height="15.089cm" xlink:href=".." xlink:type="simple" chart:class="chart:line" chart:style-name="ch1">
        <chart:legend chart:legend-position="end" svg:x="31.712cm" svg:y="7.245cm" style:legend-expansion="high" chart:style-name="ch2"/>
        <chart:plot-area chart:style-name="ch3" table:cell-range-address="rewardlist_10_04_2021unfinished.A2:rewardlist_10_04_2021unfinished.A625" chart:data-source-has-labels="row" svg:x="0.692cm" svg:y="0.301cm" svg:width="30.328cm" svg:height="14.487cm">
          <chartooo:coordinate-region svg:x="1.525cm" svg:y="0.5cm" svg:width="29.495cm" svg:height="14.08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wardlist_10_04_2021unfinished.A3:rewardlist_10_04_2021unfinished.A625" chart:label-cell-address="rewardlist_10_04_2021unfinished.A2:rewardlist_10_04_2021unfinished.A2" chart:class="chart:line">
            <chart:data-point chart:repeated="62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wardlist</text:p>
                <draw:g>
                  <svg:desc>rewardlist_10_04_2021unfinished.A2:rewardlist_10_04_2021unfinished.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64779737181664">
                <text:p>-1.64779737181664</text:p>
                <draw:g>
                  <svg:desc>rewardlist_10_04_2021unfinished.A3:rewardlist_10_04_2021unfinished.A6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84761735804975">
                <text:p>-1.847617358049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81128197151124">
                <text:p>-1.811281971511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69802721868157">
                <text:p>-1.698027218681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87990596248507">
                <text:p>-1.879905962485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76162822496891">
                <text:p>-1.761628224968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86519487115145">
                <text:p>-1.865194871151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84308247465491">
                <text:p>-1.843082474654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70987892816961">
                <text:p>-1.709878928169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89046115291715">
                <text:p>-1.890461152917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.85027140882313">
                <text:p>-1.850271408823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8330435452044">
                <text:p>-1.83304354520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83730856490433">
                <text:p>-1.837308564904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94949676947892">
                <text:p>-1.949496769478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8230797082603">
                <text:p>-1.82307970826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80093445879221">
                <text:p>-1.800934458792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82221145115495">
                <text:p>-1.822211451154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89033795427382">
                <text:p>-1.890337954273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.85623774312139">
                <text:p>-1.856237743121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69705101609826">
                <text:p>-1.697051016098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84474624300003">
                <text:p>-1.844746243000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.77376035803557">
                <text:p>-1.773760358035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81585440115929">
                <text:p>-1.815854401159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.79759401557744">
                <text:p>-1.797594015577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.86019300623238">
                <text:p>-1.860193006232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.81575584224463">
                <text:p>-1.815755842244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.83906854552329">
                <text:p>-1.839068545523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91372457673848">
                <text:p>-1.913724576738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.75184390604794">
                <text:p>-1.751843906047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96155263671875">
                <text:p>-1.961552636718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90213569102287">
                <text:p>-1.902135691022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86225453019738">
                <text:p>-1.862254530197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66549691024125">
                <text:p>-1.665496910241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52626601679623">
                <text:p>-1.526266016796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62904536498189">
                <text:p>-1.629045364981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5414452629745">
                <text:p>-1.54144526297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.65646938298643">
                <text:p>-1.656469382986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.54820828183293">
                <text:p>-1.548208281832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.50959430705309">
                <text:p>-1.5095943070530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.58918884388506">
                <text:p>-1.5891888438850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.84977509428859">
                <text:p>-1.8497750942885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1.59815887843966">
                <text:p>-1.5981588784396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1.5137642877996">
                <text:p>-1.513764287799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1.59026829866469">
                <text:p>-1.5902682986646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.51199374729693">
                <text:p>-1.5119937472969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.53301847577095">
                <text:p>-1.5330184757709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1.51930353346765">
                <text:p>-1.5193035334676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1.52553973146081">
                <text:p>-1.5255397314608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.55659869610369">
                <text:p>-1.5565986961036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1.65400306347907">
                <text:p>-1.6540030634790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1.51162532468736">
                <text:p>-1.511625324687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.54153091536462">
                <text:p>-1.5415309153646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.54735762453377">
                <text:p>-1.5473576245337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1.50471681409776">
                <text:p>-1.5047168140977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1.52668841214478">
                <text:p>-1.5266884121447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1.59440307979882">
                <text:p>-1.5944030797988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.55434826755226">
                <text:p>-1.5543482675522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.69149651726484">
                <text:p>-1.6914965172648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.61179168831408">
                <text:p>-1.6117916883140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.55538665611744">
                <text:p>-1.5553866561174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.62812196181715">
                <text:p>-1.6281219618171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1.62821113416851">
                <text:p>-1.6282111341685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1.82056880257726">
                <text:p>-1.8205688025772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1.57868762619197">
                <text:p>-1.5786876261919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.57376672038138">
                <text:p>-1.5737667203813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1.6071418195188">
                <text:p>-1.607141819518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1.61385907888115">
                <text:p>-1.6138590788811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1.63328926491439">
                <text:p>-1.6332892649143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1.56354592626691">
                <text:p>-1.5635459262669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1.56690162264705">
                <text:p>-1.5669016226470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1.58384906268716">
                <text:p>-1.5838490626871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1.55768988408744">
                <text:p>-1.5576898840874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1.52801309089065">
                <text:p>-1.5280130908906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1.52654409373403">
                <text:p>-1.5265440937340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1.5466078727901">
                <text:p>-1.546607872790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1.57208652555048">
                <text:p>-1.5720865255504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1.72898293112814">
                <text:p>-1.7289829311281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1.6165389427036">
                <text:p>-1.616538942703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1.54454400218427">
                <text:p>-1.5445440021842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1.87506953574419">
                <text:p>-1.8750695357441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1.60064631771445">
                <text:p>-1.6006463177144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1.53027877260745">
                <text:p>-1.5302787726074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1.66384252845943">
                <text:p>-1.6638425284594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1.52414817345142">
                <text:p>-1.5241481734514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1.58189313755929">
                <text:p>-1.5818931375592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1.5302001601398">
                <text:p>-1.530200160139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1.61283946344256">
                <text:p>-1.6128394634425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1.63987393907011">
                <text:p>-1.6398739390701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1.52924625064433">
                <text:p>-1.5292462506443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1.50117103981078">
                <text:p>-1.5011710398107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1.58930500260592">
                <text:p>-1.5893050026059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1.67470160887837">
                <text:p>-1.6747016088783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1.88736241370738">
                <text:p>-1.8873624137073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1.57095192471147">
                <text:p>-1.5709519247114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1.54992367627621">
                <text:p>-1.5499236762762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1.59270528516173">
                <text:p>-1.5927052851617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1.51512885943949">
                <text:p>-1.5151288594394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1.51820413224101">
                <text:p>-1.5182041322410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1.68369510984123">
                <text:p>-1.6836951098412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1.59498856668472">
                <text:p>-1.5949885666847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1.68411867851019">
                <text:p>-1.6841186785101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1.57582003110349">
                <text:p>-1.5758200311034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15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399cm" svg:height="7.332cm" xlink:href=".." xlink:type="simple" chart:class="chart:line" chart:style-name="ch1">
        <chart:title svg:x="0.707cm" svg:y="0.282cm" chart:style-name="ch2">
          <text:p>End-of-Episode Rewards (50 ep rolling avg), Peg in Hole w/ Large Chamfer</text:p>
        </chart:title>
        <chart:legend chart:legend-position="end" svg:x="13.547cm" svg:y="3.367cm" style:legend-expansion="high" chart:style-name="ch3"/>
        <chart:plot-area chart:style-name="ch4" table:cell-range-address="rewardlist_10_04_2021unfinished.C3:rewardlist_10_04_2021unfinished.C625" svg:x="1.678cm" svg:y="1.207cm" svg:width="11.542cm" svg:height="4.998cm">
          <chartooo:coordinate-region svg:x="2.511cm" svg:y="1.393cm" svg:width="10.709cm" svg:height="4.6cm"/>
          <chart:axis chart:dimension="x" chart:name="primary-x" chart:style-name="ch5">
            <chart:title svg:x="6.796cm" svg:y="6.351cm" chart:style-name="ch6">
              <text:p>Episode</text:p>
            </chart:title>
          </chart:axis>
          <chart:axis chart:dimension="y" chart:name="primary-y" chart:style-name="ch5">
            <chart:title svg:x="0.451cm" svg:y="4.833cm" chart:style-name="ch7">
              <text:p>Rewards</text:p>
            </chart:title>
            <chart:grid chart:style-name="ch8" chart:class="major"/>
          </chart:axis>
          <chart:series chart:style-name="ch9" chart:values-cell-range-address="rewardlist_10_04_2021unfinished.C3:rewardlist_10_04_2021unfinished.C625" chart:class="chart:line">
            <chart:data-point chart:repeated="62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64779737181664">
                <text:p>-1.64779737181664</text:p>
                <draw:g>
                  <svg:desc>rewardlist_10_04_2021unfinished.C3:rewardlist_10_04_2021unfinished.C6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7477073649332">
                <text:p>-1.74770736493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76889890045921">
                <text:p>-1.768898900459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7511809800148">
                <text:p>-1.75118098001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77692597650885">
                <text:p>-1.776925976508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7743763512522">
                <text:p>-1.77437635125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78735042552352">
                <text:p>-1.787350425523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79431693166494">
                <text:p>-1.794316931664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78493493127657">
                <text:p>-1.784934931276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79548755344063">
                <text:p>-1.795487553440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.80046790392995">
                <text:p>-1.800467903929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80318254070282">
                <text:p>-1.803182540702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80580761948755">
                <text:p>-1.805807619487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81607113020122">
                <text:p>-1.816071130201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81653836873849">
                <text:p>-1.816538368738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81556312436685">
                <text:p>-1.815563124366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81595420241321">
                <text:p>-1.815954202413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82008663307213">
                <text:p>-1.820086633072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.82198932307472">
                <text:p>-1.821989323074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8157424077259">
                <text:p>-1.81574240772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81712354273895">
                <text:p>-1.817123542738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.8151524888888">
                <text:p>-1.81515248888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8151830068136">
                <text:p>-1.81518300681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.81445013217876">
                <text:p>-1.814450132178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.81627984714091">
                <text:p>-1.816279847140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.81625969310644">
                <text:p>-1.816259693106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.81710446541817">
                <text:p>-1.817104465418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82055518367961">
                <text:p>-1.820555183679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.81818582927852">
                <text:p>-1.818185829278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82296472285986">
                <text:p>-1.822964722859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82551862505867">
                <text:p>-1.825518625058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82666662209425">
                <text:p>-1.826666622094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82178269143204">
                <text:p>-1.821782691432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81309102453099">
                <text:p>-1.813091024530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70414556668724">
                <text:p>-1.704145566687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60125263427926">
                <text:p>-1.601252634279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60200378916312">
                <text:p>-1.602003789163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50721421576409">
                <text:p>-1.507214215764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41728564612911">
                <text:p>-1.417285646129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42038963655025">
                <text:p>-1.420389636550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33696549907341">
                <text:p>-1.336965499073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.25751393957166">
                <text:p>-1.257513939571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.18175780144209">
                <text:p>-1.181757801442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.10944512413659">
                <text:p>-1.109445124136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.04034634360022">
                <text:p>-1.040346343600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974251857869781">
                <text:p>-0.9742518578697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91096990344702">
                <text:p>-0.910969903447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850324697125207">
                <text:p>-0.8503246971252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792154805347141">
                <text:p>-0.7921548053471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717709961024353">
                <text:p>-0.7177099610243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639187157798848">
                <text:p>-0.6391871577988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561405893074129">
                <text:p>-0.5614058930741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485935949835729">
                <text:p>-0.4859359498357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406754195499299">
                <text:p>-0.4067541954992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32998627254075">
                <text:p>-0.329986272540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251104744558067">
                <text:p>-0.2511047445580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172674489973274">
                <text:p>-0.1726744899732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96962675112669">
                <text:p>-0.0969626751126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92187332869185">
                <text:p>-0.0921873328691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136103653421824">
                <text:p>-0.01361036534218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646150131313769">
                <text:p>0.06461501313137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42927432823302">
                <text:p>0.1429274328233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23529407710627">
                <text:p>0.2235294077106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01551442573082">
                <text:p>0.3015514425730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79121533568841">
                <text:p>0.3791215335688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57125848898534">
                <text:p>0.4571258488985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36520501026571">
                <text:p>0.5365205010265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15219230478028">
                <text:p>0.6152192304780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90669251214728">
                <text:p>0.6906692512147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69133460255545">
                <text:p>0.7691334602555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46148977766474">
                <text:p>0.84614897776647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2402355738197">
                <text:p>0.9240235573819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00152547606722">
                <text:p>1.001525476067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08030492517401">
                <text:p>1.080304925174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15817749338308">
                <text:p>1.158177493383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16411341713186">
                <text:p>1.1641134171318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24398534726938">
                <text:p>1.243985347269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32055359024995">
                <text:p>1.320553590249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40140160324421">
                <text:p>1.401401603244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48103702550999">
                <text:p>1.481037025509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55985854653442">
                <text:p>1.559858546534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346646059271">
                <text:p>1.63466460592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70662921851478">
                <text:p>1.706629218514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70662921851478">
                <text:p>1.706629218514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70662921851478">
                <text:p>1.7066292185147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0906699520721">
                <text:p>1.709066995207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62743434214598">
                <text:p>1.627434342145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62743434214598">
                <text:p>1.6274343421459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77433055941049">
                <text:p>1.7743305594104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77433055941049">
                <text:p>1.7743305594104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77433055941049">
                <text:p>1.7743305594104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77433055941049">
                <text:p>1.7743305594104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77433055941049">
                <text:p>1.7743305594104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77433055941049">
                <text:p>1.7743305594104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77433055941049">
                <text:p>1.7743305594104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77433055941049">
                <text:p>1.7743305594104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77433055941049">
                <text:p>1.7743305594104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77433055941049">
                <text:p>1.7743305594104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77433055941049">
                <text:p>1.7743305594104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70108180749447">
                <text:p>1.7010818074944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62251496883552">
                <text:p>1.6225149688355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62251496883552">
                <text:p>1.622514968835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62251496883552">
                <text:p>1.6225149688355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62251496883552">
                <text:p>1.6225149688355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62251496883552">
                <text:p>1.6225149688355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69492738275047">
                <text:p>1.6949273827504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69492738275047">
                <text:p>1.6949273827504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69492738275047">
                <text:p>1.6949273827504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62149556890477">
                <text:p>1.6214955689047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62149556890477">
                <text:p>1.6214955689047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54978609364355">
                <text:p>1.5497860936435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47651531203815">
                <text:p>1.476515312038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47651531203815">
                <text:p>1.476515312038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40484197025658">
                <text:p>1.4048419702565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40484197025658">
                <text:p>1.4048419702565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40436392599703">
                <text:p>1.4043639259970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41417405796708">
                <text:p>1.4141740579670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41417405796708">
                <text:p>1.4141740579670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422242675291">
                <text:p>1.34222426752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3422242675291">
                <text:p>1.342224267529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3422242675291">
                <text:p>1.342224267529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3422242675291">
                <text:p>1.342224267529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3422242675291">
                <text:p>1.342224267529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3422242675291">
                <text:p>1.342224267529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3422242675291">
                <text:p>1.342224267529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26964062066984">
                <text:p>1.2696406206698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19506912957843">
                <text:p>1.1950691295784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19506912957843">
                <text:p>1.1950691295784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12340330662563">
                <text:p>1.1234033066256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12340330662563">
                <text:p>1.1234033066256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05112716549574">
                <text:p>1.0511271654957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78732111933828">
                <text:p>0.97873211193382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78732111933828">
                <text:p>0.97873211193382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978732111933828">
                <text:p>0.97873211193382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978732111933828">
                <text:p>0.97873211193382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78732111933828">
                <text:p>0.97873211193382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07207278993057">
                <text:p>0.90720727899305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835234046092143">
                <text:p>0.83523404609214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76187888119829">
                <text:p>0.7618788811982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89341161452325">
                <text:p>0.6893411614523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89341161452325">
                <text:p>0.6893411614523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89341161452325">
                <text:p>0.6893411614523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89341161452325">
                <text:p>0.6893411614523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89341161452325">
                <text:p>0.6893411614523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89341161452325">
                <text:p>0.6893411614523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14004497834675">
                <text:p>0.6140044978346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14004497834675">
                <text:p>0.6140044978346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540294463379286">
                <text:p>0.54029446337928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13543215295308">
                <text:p>0.61354321529530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92110053954258">
                <text:p>0.69211005395425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92110053954258">
                <text:p>0.69211005395425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619551142604923">
                <text:p>0.61955114260492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545507837261716">
                <text:p>0.54550783726171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471462712074603">
                <text:p>0.47146271207460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393491920185271">
                <text:p>0.39349192018527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393491920185271">
                <text:p>0.39349192018527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393491920185271">
                <text:p>0.39349192018527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466923734030979">
                <text:p>0.46692373403097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466923734030979">
                <text:p>0.46692373403097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538633209292195">
                <text:p>0.53863320929219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611903990897597">
                <text:p>0.61190399089759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611903990897597">
                <text:p>0.61190399089759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683577332679167">
                <text:p>0.68357733267916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683577332679167">
                <text:p>0.6835773326791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755679750552044">
                <text:p>0.75567975055204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2750227164322">
                <text:p>0.8275022716432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2750227164322">
                <text:p>0.8275022716432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99452062081196">
                <text:p>0.89945206208119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99452062081196">
                <text:p>0.89945206208119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99452062081196">
                <text:p>0.89945206208119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99452062081196">
                <text:p>0.89945206208119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899452062081196">
                <text:p>0.89945206208119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899452062081196">
                <text:p>0.89945206208119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899452062081196">
                <text:p>0.89945206208119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72035708940455">
                <text:p>0.97203570894045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04660720003186">
                <text:p>1.0466072000318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04660720003186">
                <text:p>1.0466072000318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11827302298467">
                <text:p>1.1182730229846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11827302298467">
                <text:p>1.1182730229846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19054916411456">
                <text:p>1.1905491641145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26294421767647">
                <text:p>1.2629442176764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26294421767647">
                <text:p>1.2629442176764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26294421767647">
                <text:p>1.2629442176764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26294421767647">
                <text:p>1.2629442176764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26294421767647">
                <text:p>1.2629442176764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33446905061724">
                <text:p>1.3344690506172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40644228351816">
                <text:p>1.4064422835181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47979744841201">
                <text:p>1.4797974484120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55233516815797">
                <text:p>1.5523351681579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47930072680712">
                <text:p>1.4793007268071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40636671210546">
                <text:p>1.4063667121054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40636671210546">
                <text:p>1.4063667121054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40636671210546">
                <text:p>1.4063667121054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40636671210546">
                <text:p>1.4063667121054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48170337572311">
                <text:p>1.4817033757231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48170337572311">
                <text:p>1.4817033757231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5554134101785">
                <text:p>1.555413410178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5554134101785">
                <text:p>1.555413410178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5554134101785">
                <text:p>1.555413410178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5554134101785">
                <text:p>1.555413410178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62797232152783">
                <text:p>1.6279723215278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70201562687104">
                <text:p>1.7020156268710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77606075205815">
                <text:p>1.7760607520581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85345084612449">
                <text:p>1.8534508461244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92638486082615">
                <text:p>1.9263848608261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92638486082615">
                <text:p>1.9263848608261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92638486082615">
                <text:p>1.9263848608261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92638486082615">
                <text:p>1.9263848608261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92638486082615">
                <text:p>1.9263848608261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92638486082615">
                <text:p>1.9263848608261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92638486082615">
                <text:p>1.9263848608261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85263263472653">
                <text:p>1.8526326347265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85263263472653">
                <text:p>1.8526326347265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85263263472653">
                <text:p>1.8526326347265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77848387421807">
                <text:p>1.7784838742180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63296453648514">
                <text:p>1.6329645364851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63296453648514">
                <text:p>1.6329645364851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63296453648514">
                <text:p>1.6329645364851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70657967565899">
                <text:p>1.7065796756589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70657967565899">
                <text:p>1.7065796756589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70657967565899">
                <text:p>1.7065796756589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70657967565899">
                <text:p>1.7065796756589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70657967565899">
                <text:p>1.7065796756589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70657967565899">
                <text:p>1.7065796756589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63343989886946">
                <text:p>1.6334398988694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63343989886946">
                <text:p>1.6334398988694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56083398286767">
                <text:p>1.5608339828676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48883371570664">
                <text:p>1.4888337157066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41686342807941">
                <text:p>1.4168634280794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41686342807941">
                <text:p>1.4168634280794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34448367557349">
                <text:p>1.3444836755734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.27158395056226">
                <text:p>1.2715839505622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27158395056226">
                <text:p>1.2715839505622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27158395056226">
                <text:p>1.2715839505622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.27158395056226">
                <text:p>1.2715839505622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.27158395056226">
                <text:p>1.2715839505622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.27158395056226">
                <text:p>1.2715839505622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.27158395056226">
                <text:p>1.2715839505622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27158395056226">
                <text:p>1.2715839505622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.19548225809026">
                <text:p>1.1954822580902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19548225809026">
                <text:p>1.1954822580902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19548225809026">
                <text:p>1.1954822580902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.12167534089222">
                <text:p>1.1216753408922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04933770819458">
                <text:p>1.0493377081945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970254656444703">
                <text:p>0.97025465644470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970524304631778">
                <text:p>0.97052430463177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970524304631778">
                <text:p>0.97052430463177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970524304631778">
                <text:p>0.97052430463177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04467306514024">
                <text:p>1.0446730651402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19019240287317">
                <text:p>1.1901924028731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19019240287317">
                <text:p>1.1901924028731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19019240287317">
                <text:p>1.1901924028731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19019240287317">
                <text:p>1.1901924028731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19019240287317">
                <text:p>1.1901924028731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19019240287317">
                <text:p>1.1901924028731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19019240287317">
                <text:p>1.1901924028731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19019240287317">
                <text:p>1.1901924028731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19019240287317">
                <text:p>1.1901924028731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.26333217966271">
                <text:p>1.2633321796627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26333217966271">
                <text:p>1.2633321796627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.33593809566449">
                <text:p>1.3359380956644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33589185726211">
                <text:p>1.3358918572621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40786214488933">
                <text:p>1.4078621448893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40786214488933">
                <text:p>1.4078621448893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40546960089608">
                <text:p>1.4054696008960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40644793461239">
                <text:p>1.4064479346123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40644793461239">
                <text:p>1.4064479346123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40644793461239">
                <text:p>1.4064479346123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40644793461239">
                <text:p>1.4064479346123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40644793461239">
                <text:p>1.4064479346123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40644793461239">
                <text:p>1.4064479346123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40644793461239">
                <text:p>1.4064479346123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.40644793461239">
                <text:p>1.4064479346123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.48254962708439">
                <text:p>1.4825496270843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.48254962708439">
                <text:p>1.4825496270843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48254962708439">
                <text:p>1.4825496270843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55635654428242">
                <text:p>1.5563565442824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.62869417698006">
                <text:p>1.6286941769800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70777722872994">
                <text:p>1.7077772287299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78125980664248">
                <text:p>1.7812598066424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78125980664248">
                <text:p>1.7812598066424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78125980664248">
                <text:p>1.7812598066424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78125980664248">
                <text:p>1.7812598066424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78125980664248">
                <text:p>1.7812598066424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78125980664248">
                <text:p>1.7812598066424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.78125980664248">
                <text:p>1.7812598066424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.78125980664248">
                <text:p>1.7812598066424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.78125980664248">
                <text:p>1.7812598066424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78125980664248">
                <text:p>1.7812598066424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78125980664248">
                <text:p>1.7812598066424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78125980664248">
                <text:p>1.7812598066424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78125980664248">
                <text:p>1.7812598066424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70815994669229">
                <text:p>1.7081599466922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62652729363107">
                <text:p>1.6265272936310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62652729363107">
                <text:p>1.6265272936310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62652729363107">
                <text:p>1.6265272936310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62652729363107">
                <text:p>1.6265272936310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.62652729363107">
                <text:p>1.6265272936310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62652729363107">
                <text:p>1.6265272936310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62652729363107">
                <text:p>1.6265272936310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62652729363107">
                <text:p>1.6265272936310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62652729363107">
                <text:p>1.6265272936310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.62652729363107">
                <text:p>1.6265272936310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62652729363107">
                <text:p>1.6265272936310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54489464056985">
                <text:p>1.5448946405698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54489464056985">
                <text:p>1.5448946405698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.46326198750862">
                <text:p>1.4632619875086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46326198750862">
                <text:p>1.4632619875086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46326198750862">
                <text:p>1.4632619875086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46326198750862">
                <text:p>1.4632619875086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53530849307204">
                <text:p>1.5353084930720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53530849307204">
                <text:p>1.5353084930720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.53530849307204">
                <text:p>1.5353084930720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.61008078957121">
                <text:p>1.6100807895712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60995727963879">
                <text:p>1.6099572796387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60995727963879">
                <text:p>1.6099572796387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.60995727963879">
                <text:p>1.6099572796387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.53622586201752">
                <text:p>1.5362258620175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.53622586201752">
                <text:p>1.5362258620175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.46194272040384">
                <text:p>1.4619427204038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.318464816517">
                <text:p>1.31846481651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.318464816517">
                <text:p>1.31846481651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.31831355396503">
                <text:p>1.3183135539650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.39994620702626">
                <text:p>1.3999462070262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.32495229664098">
                <text:p>1.3249522966409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.32495229664098">
                <text:p>1.3249522966409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.32495229664098">
                <text:p>1.3249522966409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.24561836983063">
                <text:p>1.2456183698306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.24561836983063">
                <text:p>1.2456183698306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.24561836983063">
                <text:p>1.2456183698306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24561836983063">
                <text:p>1.2456183698306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.24561836983063">
                <text:p>1.2456183698306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.24561836983063">
                <text:p>1.2456183698306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.24561836983063">
                <text:p>1.2456183698306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.32725102289185">
                <text:p>1.3272510228918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.32725102289185">
                <text:p>1.3272510228918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.40888367595308">
                <text:p>1.4088836759530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.40888367595308">
                <text:p>1.4088836759530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.40888367595308">
                <text:p>1.4088836759530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.40888367595308">
                <text:p>1.4088836759530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.33600710606101">
                <text:p>1.3360071060610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.33600710606101">
                <text:p>1.3360071060610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33600710606101">
                <text:p>1.3360071060610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.33600710606101">
                <text:p>1.3360071060610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40805200728835">
                <text:p>1.4080520072883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.40805200728835">
                <text:p>1.4080520072883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40805200728835">
                <text:p>1.4080520072883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48178342490963">
                <text:p>1.4817834249096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.48178342490963">
                <text:p>1.4817834249096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.5560665665233">
                <text:p>1.556066566523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.5556445782451">
                <text:p>1.555644578245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.5556445782451">
                <text:p>1.555644578245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.5556445782451">
                <text:p>1.555644578245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.5556445782451">
                <text:p>1.555644578245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.5556445782451">
                <text:p>1.555644578245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.62709704844532">
                <text:p>1.6270970484453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.62709704844532">
                <text:p>1.6270970484453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.70034817094748">
                <text:p>1.7003481709474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.70034817094748">
                <text:p>1.7003481709474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.77534208133275">
                <text:p>1.7753420813327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.77534208133275">
                <text:p>1.7753420813327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.77534208133275">
                <text:p>1.7753420813327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.85467600814311">
                <text:p>1.8546760081431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.85467600814311">
                <text:p>1.8546760081431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.85467600814311">
                <text:p>1.8546760081431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.85467600814311">
                <text:p>1.8546760081431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.85467600814311">
                <text:p>1.8546760081431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.85467600814311">
                <text:p>1.8546760081431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.85467600814311">
                <text:p>1.8546760081431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.85467600814311">
                <text:p>1.8546760081431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.85467600814311">
                <text:p>1.8546760081431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.7813554921194">
                <text:p>1.781355492119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.7813554921194">
                <text:p>1.781355492119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.7813554921194">
                <text:p>1.781355492119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.7813554921194">
                <text:p>1.781355492119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.78249473834944">
                <text:p>1.7824947383494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.71069465401799">
                <text:p>1.7106946540179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.63551720279674">
                <text:p>1.6355172027967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.78128514078527">
                <text:p>1.7812851407852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.78128514078527">
                <text:p>1.7812851407852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.78128514078527">
                <text:p>1.7812851407852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.78128514078527">
                <text:p>1.7812851407852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.78128514078527">
                <text:p>1.7812851407852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.77965535084149">
                <text:p>1.7796553508414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.85145543517294">
                <text:p>1.8514554351729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.92663288639419">
                <text:p>1.9266328863941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.92663288639419">
                <text:p>1.9266328863941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.92663288639419">
                <text:p>1.9266328863941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.92663288639419">
                <text:p>1.9266328863941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.92663288639419">
                <text:p>1.9266328863941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.92663288639419">
                <text:p>1.9266328863941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.92663288639419">
                <text:p>1.9266328863941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.9248139045202">
                <text:p>1.924813904520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.9248139045202">
                <text:p>1.924813904520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.9248139045202">
                <text:p>1.924813904520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.9248139045202">
                <text:p>1.924813904520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.9248139045202">
                <text:p>1.924813904520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.9248139045202">
                <text:p>1.924813904520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.9248139045202">
                <text:p>1.924813904520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.9248139045202">
                <text:p>1.924813904520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.9248139045202">
                <text:p>1.924813904520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.92702408099789">
                <text:p>1.9270240809978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.92702408099789">
                <text:p>1.9270240809978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.92702408099789">
                <text:p>1.927024080997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